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Consolas, 'Liberation Mono', Menlo, Courier, monospace"/>
    <style:font-face style:name="Ubuntu Mono" svg:font-family="'Ubuntu Mono'" style:font-pitch="fixed"/>
  </office:font-face-decls>
  <office:automatic-styles>
    <style:style style:name="Table1" style:family="table">
      <style:table-properties style:width="7.4257in" table:align="margins" fo:background-color="transparent">
        <style:background-image/>
      </style:table-properties>
    </style:style>
    <style:style style:name="Table1.A" style:family="table-column">
      <style:table-column-properties style:column-width="4.0639in" style:rel-column-width="5852*"/>
    </style:style>
    <style:style style:name="Table1.B" style:family="table-column">
      <style:table-column-properties style:column-width="3.3618in" style:rel-column-width="4841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382in" fo:border-left="0.5pt solid #333333" fo:border-right="none" fo:border-top="0.5pt solid #333333" fo:border-bottom="0.5pt solid #333333"/>
    </style:style>
    <style:style style:name="Table1.B1" style:family="table-cell">
      <style:table-cell-properties fo:padding="0.0382in" fo:border="0.5pt solid #333333"/>
    </style:style>
    <style:style style:name="Table1.A2" style:family="table-cell">
      <style:table-cell-properties fo:padding="0.0382in" fo:border-left="0.5pt solid #333333" fo:border-right="none" fo:border-top="none" fo:border-bottom="0.5pt solid #333333"/>
    </style:style>
    <style:style style:name="Table1.B2" style:family="table-cell">
      <style:table-cell-properties fo:padding="0.0382in" fo:border-left="0.5pt solid #333333" fo:border-right="0.5pt solid #333333" fo:border-top="none" fo:border-bottom="0.5pt solid #333333"/>
    </style:style>
    <style:style style:name="Table2" style:family="table">
      <style:table-properties style:width="7.4257in" table:align="margins"/>
    </style:style>
    <style:style style:name="Table2.A" style:family="table-column">
      <style:table-column-properties style:column-width="4.9382in" style:rel-column-width="7111*"/>
    </style:style>
    <style:style style:name="Table2.B" style:family="table-column">
      <style:table-column-properties style:column-width="2.4875in" style:rel-column-width="3582*"/>
    </style:style>
    <style:style style:name="Table2.A1" style:family="table-cell">
      <style:table-cell-properties fo:padding="0.0382in" fo:border-left="none" fo:border-right="none" fo:border-top="none" fo:border-bottom="0.5pt dotted #b2b2b2"/>
    </style:style>
    <style:style style:name="Table2.B1" style:family="table-cell">
      <style:table-cell-properties fo:padding="0.0382in" fo:border-left="0.5pt dotted #b2b2b2" fo:border-right="none" fo:border-top="none" fo:border-bottom="0.5pt dotted #b2b2b2"/>
    </style:style>
    <style:style style:name="Table2.A2" style:family="table-cell">
      <style:table-cell-properties fo:padding="0.0382in" fo:border-left="none" fo:border-right="none" fo:border-top="none" fo:border-bottom="0.5pt solid #b2b2b2"/>
    </style:style>
    <style:style style:name="Table2.B2" style:family="table-cell">
      <style:table-cell-properties fo:padding="0.0382in" fo:border-left="0.5pt dotted #b2b2b2" fo:border-right="none" fo:border-top="none" fo:border-bottom="0.5pt solid #b2b2b2"/>
    </style:style>
    <style:style style:name="Table4" style:family="table">
      <style:table-properties style:width="7.4257in" table:align="margins"/>
    </style:style>
    <style:style style:name="Table4.A" style:family="table-column">
      <style:table-column-properties style:column-width="4.9382in" style:rel-column-width="7111*"/>
    </style:style>
    <style:style style:name="Table4.B" style:family="table-column">
      <style:table-column-properties style:column-width="2.4875in" style:rel-column-width="3582*"/>
    </style:style>
    <style:style style:name="Table4.A1" style:family="table-cell">
      <style:table-cell-properties fo:padding="0.0382in" fo:border-left="none" fo:border-right="none" fo:border-top="none" fo:border-bottom="0.5pt solid #b2b2b2"/>
    </style:style>
    <style:style style:name="Table4.B1" style:family="table-cell">
      <style:table-cell-properties fo:padding="0.0382in" fo:border-left="0.5pt dotted #b2b2b2" fo:border-right="none" fo:border-top="none" fo:border-bottom="0.5pt solid #b2b2b2"/>
    </style:style>
    <style:style style:name="Table5" style:family="table">
      <style:table-properties style:width="7.4257in" table:align="margins"/>
    </style:style>
    <style:style style:name="Table5.A" style:family="table-column">
      <style:table-column-properties style:column-width="4.9382in" style:rel-column-width="7111*"/>
    </style:style>
    <style:style style:name="Table5.B" style:family="table-column">
      <style:table-column-properties style:column-width="2.4875in" style:rel-column-width="3582*"/>
    </style:style>
    <style:style style:name="Table5.A1" style:family="table-cell">
      <style:table-cell-properties fo:padding="0.0382in" fo:border-left="none" fo:border-right="none" fo:border-top="none" fo:border-bottom="0.5pt solid #b2b2b2"/>
    </style:style>
    <style:style style:name="Table5.B1" style:family="table-cell">
      <style:table-cell-properties fo:padding="0.0382in" fo:border-left="0.5pt dotted #b2b2b2" fo:border-right="none" fo:border-top="none" fo:border-bottom="0.5pt solid #b2b2b2"/>
    </style:style>
    <style:style style:name="Table6" style:family="table">
      <style:table-properties style:width="7.4257in" table:align="margins"/>
    </style:style>
    <style:style style:name="Table6.A" style:family="table-column">
      <style:table-column-properties style:column-width="4.9382in" style:rel-column-width="7111*"/>
    </style:style>
    <style:style style:name="Table6.B" style:family="table-column">
      <style:table-column-properties style:column-width="2.4875in" style:rel-column-width="3582*"/>
    </style:style>
    <style:style style:name="Table6.A1" style:family="table-cell">
      <style:table-cell-properties fo:padding="0.0382in" fo:border-left="none" fo:border-right="none" fo:border-top="none" fo:border-bottom="0.5pt solid #b2b2b2"/>
    </style:style>
    <style:style style:name="Table6.B1" style:family="table-cell">
      <style:table-cell-properties fo:padding="0.0382in" fo:border-left="0.5pt dotted #b2b2b2" fo:border-right="none" fo:border-top="none" fo:border-bottom="0.5pt solid #b2b2b2"/>
    </style:style>
    <style:style style:name="Table7" style:family="table">
      <style:table-properties style:width="7.4257in" table:align="margins"/>
    </style:style>
    <style:style style:name="Table7.A" style:family="table-column">
      <style:table-column-properties style:column-width="4.9382in" style:rel-column-width="7111*"/>
    </style:style>
    <style:style style:name="Table7.B" style:family="table-column">
      <style:table-column-properties style:column-width="2.4875in" style:rel-column-width="3582*"/>
    </style:style>
    <style:style style:name="Table7.A1" style:family="table-cell">
      <style:table-cell-properties fo:padding="0.0382in" fo:border-left="none" fo:border-right="none" fo:border-top="none" fo:border-bottom="0.5pt solid #b2b2b2"/>
    </style:style>
    <style:style style:name="Table7.B1" style:family="table-cell">
      <style:table-cell-properties fo:padding="0.0382in" fo:border-left="0.5pt dotted #b2b2b2" fo:border-right="none" fo:border-top="none" fo:border-bottom="0.5pt solid #b2b2b2"/>
    </style:style>
    <style:style style:name="Table8" style:family="table">
      <style:table-properties style:width="7.4257in" table:align="margins"/>
    </style:style>
    <style:style style:name="Table8.A" style:family="table-column">
      <style:table-column-properties style:column-width="4.9382in" style:rel-column-width="7111*"/>
    </style:style>
    <style:style style:name="Table8.B" style:family="table-column">
      <style:table-column-properties style:column-width="2.4875in" style:rel-column-width="3582*"/>
    </style:style>
    <style:style style:name="Table8.A1" style:family="table-cell">
      <style:table-cell-properties fo:padding="0.0382in" fo:border-left="none" fo:border-right="none" fo:border-top="none" fo:border-bottom="0.5pt solid #b2b2b2"/>
    </style:style>
    <style:style style:name="Table8.B1" style:family="table-cell">
      <style:table-cell-properties fo:padding="0.0382in" fo:border-left="0.5pt dotted #b2b2b2" fo:border-right="none" fo:border-top="none" fo:border-bottom="0.5pt solid #b2b2b2"/>
    </style:style>
    <style:style style:name="Table9" style:family="table">
      <style:table-properties style:width="7.4257in" table:align="margins"/>
    </style:style>
    <style:style style:name="Table9.A" style:family="table-column">
      <style:table-column-properties style:column-width="3.2493in" style:rel-column-width="4679*"/>
    </style:style>
    <style:style style:name="Table9.B" style:family="table-column">
      <style:table-column-properties style:column-width="4.1764in" style:rel-column-width="6014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B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4257in" table:align="margins" fo:background-color="transparent">
        <style:background-image/>
      </style:table-properties>
    </style:style>
    <style:style style:name="Table3.A" style:family="table-column">
      <style:table-column-properties style:column-width="4.0639in" style:rel-column-width="5852*"/>
    </style:style>
    <style:style style:name="Table3.B" style:family="table-column">
      <style:table-column-properties style:column-width="3.3618in" style:rel-column-width="4841*"/>
    </style:style>
    <style:style style:name="Table3.A1" style:family="table-cell">
      <style:table-cell-properties fo:padding="0.0382in" fo:border-left="0.5pt solid #333333" fo:border-right="none" fo:border-top="0.5pt solid #333333" fo:border-bottom="none"/>
    </style:style>
    <style:style style:name="Table3.B1" style:family="table-cell">
      <style:table-cell-properties fo:padding="0.0382in" fo:border-left="0.5pt solid #333333" fo:border-right="0.5pt solid #333333" fo:border-top="0.5pt solid #333333" fo:border-bottom="none"/>
    </style:style>
    <style:style style:name="Table3.A2" style:family="table-cell">
      <style:table-cell-properties fo:padding="0.0382in" fo:border-left="0.5pt solid #333333" fo:border-right="none" fo:border-top="none" fo:border-bottom="0.5pt solid #333333"/>
    </style:style>
    <style:style style:name="Table3.B2" style:family="table-cell">
      <style:table-cell-properties fo:padding="0.0382in" fo:border-left="0.5pt solid #333333" fo:border-right="0.5pt solid #333333" fo:border-top="none" fo:border-bottom="0.5pt solid #333333"/>
    </style:style>
    <style:style style:name="Table10" style:family="table">
      <style:table-properties style:width="7.4257in" table:align="margins"/>
    </style:style>
    <style:style style:name="Table10.A" style:family="table-column">
      <style:table-column-properties style:column-width="3.2493in" style:rel-column-width="4679*"/>
    </style:style>
    <style:style style:name="Table10.B" style:family="table-column">
      <style:table-column-properties style:column-width="4.1764in" style:rel-column-width="6014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B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7.4257in" table:align="margins"/>
    </style:style>
    <style:style style:name="Table11.A" style:family="table-column">
      <style:table-column-properties style:column-width="3.2493in" style:rel-column-width="4679*"/>
    </style:style>
    <style:style style:name="Table11.B" style:family="table-column">
      <style:table-column-properties style:column-width="4.1764in" style:rel-column-width="6014*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B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orizontal_20_Line">
      <style:paragraph-properties fo:line-height="100%"/>
      <style:text-properties officeooo:paragraph-rsid="001316c9"/>
    </style:style>
    <style:style style:name="P2" style:family="paragraph" style:parent-style-name="Horizontal_20_Line">
      <style:paragraph-properties fo:line-height="100%" fo:break-before="page"/>
      <style:text-properties officeooo:paragraph-rsid="001b4a23"/>
    </style:style>
    <style:style style:name="P3" style:family="paragraph" style:parent-style-name="Horizontal_20_Line">
      <style:paragraph-properties fo:line-height="100%" fo:break-before="page"/>
      <style:text-properties officeooo:paragraph-rsid="0020b972"/>
    </style:style>
    <style:style style:name="P4" style:family="paragraph" style:parent-style-name="Horizontal_20_Line">
      <style:paragraph-properties fo:line-height="100%" fo:break-before="page"/>
      <style:text-properties officeooo:paragraph-rsid="0025ffe3"/>
    </style:style>
    <style:style style:name="P5" style:family="paragraph" style:parent-style-name="Horizontal_20_Line">
      <style:text-properties officeooo:paragraph-rsid="0020b972"/>
    </style:style>
    <style:style style:name="P6" style:family="paragraph" style:parent-style-name="Horizontal_20_Line">
      <style:text-properties officeooo:paragraph-rsid="0024671f"/>
    </style:style>
    <style:style style:name="P7" style:family="paragraph" style:parent-style-name="Horizontal_20_Line">
      <style:text-properties officeooo:paragraph-rsid="0025ffe3"/>
    </style:style>
    <style:style style:name="P8" style:family="paragraph" style:parent-style-name="Horizontal_20_Line">
      <style:paragraph-properties fo:break-before="page"/>
      <style:text-properties officeooo:paragraph-rsid="0025ffe3"/>
    </style:style>
    <style:style style:name="P9" style:family="paragraph" style:parent-style-name="Standard">
      <style:paragraph-properties fo:line-height="100%"/>
      <style:text-properties fo:color="#000000" loext:opacity="100%" style:font-name="Ubuntu Mono" fo:font-size="10pt" fo:font-weight="normal" officeooo:rsid="00126252" officeooo:paragraph-rsid="001406da" fo:background-color="#ffffff" style:font-size-asian="10pt" style:font-size-complex="10pt"/>
    </style:style>
    <style:style style:name="P10" style:family="paragraph" style:parent-style-name="Standard">
      <style:paragraph-properties fo:line-height="100%"/>
      <style:text-properties fo:color="#000000" loext:opacity="100%" style:font-name="Ubuntu Mono" fo:font-size="10pt" fo:font-weight="normal" officeooo:rsid="00126252" officeooo:paragraph-rsid="001b4a23" fo:background-color="#ffffff" style:font-size-asian="10pt" style:font-size-complex="10pt"/>
    </style:style>
    <style:style style:name="P11" style:family="paragraph" style:parent-style-name="Standard">
      <style:paragraph-properties fo:line-height="100%"/>
      <style:text-properties fo:color="#000000" loext:opacity="100%" style:font-name="Ubuntu Mono" fo:font-size="10pt" fo:font-weight="normal" officeooo:rsid="00126252" officeooo:paragraph-rsid="001da95e" fo:background-color="#ffffff" style:font-size-asian="10pt" style:font-size-complex="10pt"/>
    </style:style>
    <style:style style:name="P12" style:family="paragraph" style:parent-style-name="Standard">
      <style:paragraph-properties fo:line-height="100%" fo:break-before="page"/>
      <style:text-properties fo:color="#000000" loext:opacity="100%" style:font-name="Ubuntu Mono" fo:font-size="10pt" fo:font-weight="normal" officeooo:rsid="00126252" officeooo:paragraph-rsid="001da95e" fo:background-color="#ffffff" style:font-size-asian="10pt" style:font-size-complex="10pt"/>
    </style:style>
    <style:style style:name="P13" style:family="paragraph" style:parent-style-name="Standard">
      <style:paragraph-properties fo:line-height="100%"/>
      <style:text-properties fo:color="#000000" loext:opacity="100%" style:font-name="Ubuntu Mono" fo:font-size="10pt" fo:font-weight="normal" officeooo:rsid="00126252" officeooo:paragraph-rsid="001dd927" fo:background-color="#ffffff" style:font-size-asian="10pt" style:font-size-complex="10pt"/>
    </style:style>
    <style:style style:name="P14" style:family="paragraph" style:parent-style-name="Standard">
      <style:paragraph-properties fo:line-height="100%" fo:break-before="page"/>
      <style:text-properties fo:color="#000000" loext:opacity="100%" style:font-name="Ubuntu Mono" fo:font-size="10pt" fo:font-weight="normal" officeooo:rsid="00126252" officeooo:paragraph-rsid="001dd927" fo:background-color="#ffffff" style:font-size-asian="10pt" style:font-size-complex="10pt"/>
    </style:style>
    <style:style style:name="P15" style:family="paragraph" style:parent-style-name="Standard">
      <style:paragraph-properties fo:line-height="100%"/>
      <style:text-properties fo:color="#000000" loext:opacity="100%" style:font-name="Ubuntu Mono" fo:font-size="10pt" fo:font-weight="normal" officeooo:rsid="00126252" officeooo:paragraph-rsid="0020b972" fo:background-color="#ffffff" style:font-size-asian="10pt" style:font-size-complex="10pt"/>
    </style:style>
    <style:style style:name="P16" style:family="paragraph" style:parent-style-name="Standard">
      <style:paragraph-properties fo:line-height="100%"/>
      <style:text-properties fo:color="#000000" loext:opacity="100%" style:font-name="Ubuntu Mono" fo:font-size="10pt" fo:font-weight="normal" officeooo:rsid="00126252" officeooo:paragraph-rsid="0025ffe3" fo:background-color="#ffffff" style:font-size-asian="10pt" style:font-size-complex="10pt"/>
    </style:style>
    <style:style style:name="P17" style:family="paragraph" style:parent-style-name="Standard">
      <style:paragraph-properties fo:line-height="100%"/>
      <style:text-properties fo:color="#000000" loext:opacity="100%" style:font-name="Ubuntu Mono" fo:font-size="10pt" fo:font-weight="normal" officeooo:rsid="00126252" officeooo:paragraph-rsid="00272ba2" fo:background-color="#ffffff" style:font-size-asian="10pt" style:font-size-complex="10pt"/>
    </style:style>
    <style:style style:name="P18" style:family="paragraph" style:parent-style-name="Standard">
      <style:paragraph-properties fo:line-height="100%"/>
      <style:text-properties fo:color="#000000" loext:opacity="100%" style:font-name="Ubuntu Mono" fo:font-size="10pt" fo:font-weight="normal" officeooo:paragraph-rsid="0027d308" fo:background-color="#ffffff" style:font-size-asian="10pt" style:font-size-complex="10pt"/>
    </style:style>
    <style:style style:name="P19" style:family="paragraph" style:parent-style-name="Standard" style:master-page-name="">
      <loext:graphic-properties draw:fill="none"/>
      <style:paragraph-properties fo:margin-left="0.3752in" fo:margin-right="0in" fo:line-height="100%" fo:text-indent="0in" style:auto-text-indent="false" style:page-number="auto" fo:background-color="transparent"/>
      <style:text-properties fo:color="#000000" loext:opacity="100%" style:font-name="Ubuntu Mono" fo:font-size="10pt" fo:font-weight="normal" officeooo:rsid="001b4a23" officeooo:paragraph-rsid="001b4a23" fo:background-color="#ffffff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.3752in" fo:margin-right="0in" fo:line-height="100%" fo:text-indent="0in" style:auto-text-indent="false" fo:background-color="transparent"/>
      <style:text-properties fo:color="#000000" loext:opacity="100%" style:font-name="Ubuntu Mono" fo:font-size="10pt" fo:font-weight="normal" officeooo:rsid="001b4a23" officeooo:paragraph-rsid="001b4a23" fo:background-color="#ffffff" style:font-size-asian="10pt" style:font-size-complex="10pt"/>
    </style:style>
    <style:style style:name="P21" style:family="paragraph" style:parent-style-name="Standard">
      <style:paragraph-properties fo:line-height="100%"/>
      <style:text-properties fo:color="#000000" loext:opacity="100%" style:font-name="Ubuntu Mono" fo:font-size="10pt" fo:font-weight="normal" officeooo:paragraph-rsid="0024671f" fo:background-color="#ffffff"/>
    </style:style>
    <style:style style:name="P22" style:family="paragraph" style:parent-style-name="Standard">
      <style:paragraph-properties fo:line-height="100%"/>
      <style:text-properties fo:color="#000000" loext:opacity="100%" style:font-name="Ubuntu Mono" fo:font-size="8pt" fo:font-weight="normal" fo:background-color="#ffffff" style:font-size-asian="8pt" style:font-size-complex="8pt"/>
    </style:style>
    <style:style style:name="P23" style:family="paragraph" style:parent-style-name="Standard">
      <style:paragraph-properties fo:line-height="100%"/>
      <style:text-properties fo:color="#000000" loext:opacity="100%" style:font-name="Ubuntu Mono" fo:font-size="8pt" fo:font-weight="normal" officeooo:paragraph-rsid="0020b972" fo:background-color="#ffffff" style:font-size-asian="8pt" style:font-size-complex="8pt"/>
    </style:style>
    <style:style style:name="P24" style:family="paragraph" style:parent-style-name="Standard">
      <style:paragraph-properties fo:line-height="100%"/>
      <style:text-properties fo:color="#000000" loext:opacity="100%" style:font-name="Ubuntu Mono" fo:font-size="8pt" fo:font-weight="normal" officeooo:paragraph-rsid="0025ffe3" fo:background-color="#ffffff" style:font-size-asian="8pt" style:font-size-complex="8pt"/>
    </style:style>
    <style:style style:name="P25" style:family="paragraph" style:parent-style-name="Standard">
      <style:paragraph-properties fo:line-height="100%"/>
      <style:text-properties fo:color="#000000" loext:opacity="100%" style:font-name="Ubuntu Mono" fo:font-size="8pt" fo:font-weight="normal" officeooo:rsid="0017e005" officeooo:paragraph-rsid="0017e005" fo:background-color="#ffffff" style:font-size-asian="8pt" style:font-size-complex="8pt"/>
    </style:style>
    <style:style style:name="P26" style:family="paragraph" style:parent-style-name="Standard">
      <style:paragraph-properties fo:line-height="100%"/>
      <style:text-properties fo:color="#000000" loext:opacity="100%" style:font-name="Ubuntu Mono" fo:font-size="8pt" fo:font-weight="normal" officeooo:paragraph-rsid="0025ffe3" fo:background-color="#ffffff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line-height="100%"/>
      <style:text-properties fo:color="#000000" loext:opacity="100%" style:font-name="Ubuntu Mono" fo:font-size="8pt" fo:font-weight="normal" officeooo:paragraph-rsid="0026e948" fo:background-color="#ffffff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line-height="100%"/>
      <style:text-properties fo:color="#000000" loext:opacity="100%" style:font-name="Ubuntu Mono" fo:font-size="8pt" fo:font-weight="normal" officeooo:paragraph-rsid="0026e948" fo:background-color="#ffffff"/>
    </style:style>
    <style:style style:name="P29" style:family="paragraph" style:parent-style-name="Standard">
      <style:paragraph-properties fo:line-height="100%"/>
      <style:text-properties fo:color="#000000" loext:opacity="100%" style:font-name="Liberation Sans" fo:font-size="8pt" fo:font-weight="normal" officeooo:rsid="00126252" officeooo:paragraph-rsid="001316c9" fo:background-color="#ffffff" style:font-size-asian="8pt" style:font-size-complex="8pt"/>
    </style:style>
    <style:style style:name="P30" style:family="paragraph" style:parent-style-name="Standard">
      <style:paragraph-properties fo:line-height="100%"/>
      <style:text-properties fo:color="#000000" loext:opacity="100%" style:font-name="Liberation Sans" fo:font-size="8pt" fo:font-weight="normal" officeooo:rsid="00126252" officeooo:paragraph-rsid="0020b972" fo:background-color="#ffffff" style:font-size-asian="8pt" style:font-size-complex="8pt"/>
    </style:style>
    <style:style style:name="P31" style:family="paragraph" style:parent-style-name="Standard">
      <style:paragraph-properties fo:line-height="100%"/>
      <style:text-properties officeooo:rsid="001316c9" officeooo:paragraph-rsid="001dd927"/>
    </style:style>
    <style:style style:name="P32" style:family="paragraph" style:parent-style-name="Standard">
      <style:paragraph-properties fo:line-height="100%"/>
      <style:text-properties officeooo:paragraph-rsid="001dd927"/>
    </style:style>
    <style:style style:name="P33" style:family="paragraph" style:parent-style-name="Standard">
      <style:paragraph-properties fo:line-height="100%"/>
      <style:text-properties style:font-name="Ubuntu Mono" fo:font-size="8pt" officeooo:rsid="0017e005" officeooo:paragraph-rsid="0017e005" style:font-size-asian="8pt" style:font-size-complex="8pt"/>
    </style:style>
    <style:style style:name="P34" style:family="paragraph" style:parent-style-name="Standard">
      <style:paragraph-properties fo:line-height="100%"/>
      <style:text-properties style:font-name="Ubuntu Mono" fo:font-size="8pt" officeooo:rsid="0017e005" officeooo:paragraph-rsid="0020b972" style:font-size-asian="8pt" style:font-size-complex="8pt"/>
    </style:style>
    <style:style style:name="P35" style:family="paragraph" style:parent-style-name="Standard">
      <style:paragraph-properties fo:line-height="100%"/>
      <style:text-properties style:font-name="Ubuntu Mono" fo:font-size="8pt" style:font-size-asian="8pt" style:font-size-complex="8pt"/>
    </style:style>
    <style:style style:name="P36" style:family="paragraph" style:parent-style-name="Standard">
      <style:paragraph-properties fo:line-height="100%"/>
      <style:text-properties style:font-name="Ubuntu Mono" fo:font-size="8pt" officeooo:paragraph-rsid="0017e005" style:font-size-asian="8pt" style:font-size-complex="8pt"/>
    </style:style>
    <style:style style:name="P37" style:family="paragraph" style:parent-style-name="Standard">
      <style:paragraph-properties fo:line-height="100%"/>
      <style:text-properties style:font-name="Ubuntu Mono" fo:font-size="8pt" officeooo:rsid="0023824b" officeooo:paragraph-rsid="0023824b" style:font-size-asian="8pt" style:font-size-complex="8pt"/>
    </style:style>
    <style:style style:name="P38" style:family="paragraph" style:parent-style-name="Standard">
      <style:paragraph-properties fo:line-height="100%"/>
      <style:text-properties fo:color="#333333" loext:opacity="100%" style:font-name="Ubuntu Mono" fo:font-size="10pt" fo:font-weight="normal" officeooo:rsid="00126252" officeooo:paragraph-rsid="001b4a23" fo:background-color="#ffffff" style:font-size-asian="10pt" style:font-size-complex="10pt"/>
    </style:style>
    <style:style style:name="P39" style:family="paragraph" style:parent-style-name="Standard">
      <style:paragraph-properties fo:line-height="100%"/>
      <style:text-properties fo:color="#333333" loext:opacity="100%" style:font-name="Ubuntu Mono" fo:font-size="10pt" fo:font-weight="normal" officeooo:rsid="00126252" officeooo:paragraph-rsid="001da95e" fo:background-color="#ffffff" style:font-size-asian="10pt" style:font-size-complex="10pt"/>
    </style:style>
    <style:style style:name="P40" style:family="paragraph" style:parent-style-name="Standard">
      <style:paragraph-properties fo:line-height="100%"/>
      <style:text-properties fo:color="#333333" loext:opacity="100%" style:font-name="Ubuntu Mono" fo:font-size="10pt" fo:font-weight="normal" officeooo:rsid="00126252" officeooo:paragraph-rsid="001dd927" fo:background-color="#ffffff" style:font-size-asian="10pt" style:font-size-complex="10pt"/>
    </style:style>
    <style:style style:name="P41" style:family="paragraph" style:parent-style-name="Standard">
      <style:paragraph-properties fo:line-height="100%"/>
      <style:text-properties fo:color="#333333" loext:opacity="100%" style:font-name="Ubuntu Mono" fo:font-size="10pt" fo:font-weight="normal" officeooo:rsid="0017e005" officeooo:paragraph-rsid="001dd927" fo:background-color="#ffffff" style:font-size-asian="10pt" style:font-size-complex="10pt"/>
    </style:style>
    <style:style style:name="P42" style:family="paragraph" style:parent-style-name="Table_20_Contents">
      <style:text-properties style:font-name="Ubuntu Mono" fo:font-size="8pt" officeooo:rsid="001b4a23" officeooo:paragraph-rsid="0020b972" style:font-size-asian="8pt" style:font-size-complex="8pt"/>
    </style:style>
    <style:style style:name="P43" style:family="paragraph" style:parent-style-name="Table_20_Contents">
      <style:text-properties style:font-name="Ubuntu Mono" fo:font-size="8pt" officeooo:rsid="0025ffe3" officeooo:paragraph-rsid="0025ffe3" style:font-size-asian="8pt" style:font-size-complex="8pt"/>
    </style:style>
    <style:style style:name="P44" style:family="paragraph" style:parent-style-name="Table_20_Contents">
      <style:text-properties fo:color="#333333" loext:opacity="100%" style:font-name="Liberation Sans" fo:font-size="8pt" officeooo:rsid="0019a6cc" officeooo:paragraph-rsid="0019a6cc" style:font-size-asian="7pt" style:font-size-complex="8pt"/>
    </style:style>
    <style:style style:name="P45" style:family="paragraph" style:parent-style-name="Table_20_Contents">
      <style:text-properties fo:color="#333333" loext:opacity="100%" style:font-name="Liberation Sans" fo:font-size="8pt" officeooo:rsid="0023824b" officeooo:paragraph-rsid="0023824b" style:font-size-asian="7pt" style:font-size-complex="8pt"/>
    </style:style>
    <style:style style:name="P46" style:family="paragraph" style:parent-style-name="Table_20_Contents">
      <style:text-properties fo:color="#333333" loext:opacity="100%" style:font-name="Ubuntu Mono" fo:font-size="10pt" officeooo:rsid="001b4a23" officeooo:paragraph-rsid="001b4a23" style:font-size-asian="10pt" style:font-size-complex="10pt"/>
    </style:style>
    <style:style style:name="P47" style:family="paragraph" style:parent-style-name="Table_20_Contents">
      <style:text-properties fo:color="#333333" loext:opacity="100%" style:font-name="Ubuntu Mono" fo:font-size="10pt" officeooo:rsid="001da95e" officeooo:paragraph-rsid="001da95e" style:font-size-asian="10pt" style:font-size-complex="10pt"/>
    </style:style>
    <style:style style:name="P48" style:family="paragraph" style:parent-style-name="Table_20_Contents">
      <style:text-properties fo:color="#333333" loext:opacity="100%" style:font-name="Ubuntu Mono" fo:font-size="10pt" officeooo:rsid="001da95e" officeooo:paragraph-rsid="001dd927" style:font-size-asian="10pt" style:font-size-complex="10pt"/>
    </style:style>
    <style:style style:name="P49" style:family="paragraph" style:parent-style-name="Text_20_body" style:master-page-name="">
      <style:paragraph-properties style:page-number="auto"/>
      <style:text-properties style:font-name="Liberation Sans" fo:font-size="8pt" officeooo:rsid="001406da" officeooo:paragraph-rsid="0016f927" style:font-size-asian="7pt" style:font-size-complex="8pt"/>
    </style:style>
    <style:style style:name="P50" style:family="paragraph" style:parent-style-name="Text_20_body">
      <style:text-properties style:font-name="Liberation Sans" fo:font-size="8pt" officeooo:rsid="001406da" officeooo:paragraph-rsid="0017e005" style:font-size-asian="7pt" style:font-size-complex="8pt"/>
    </style:style>
    <style:style style:name="P51" style:family="paragraph" style:parent-style-name="Text_20_body">
      <style:text-properties style:font-name="Liberation Sans" fo:font-size="8pt" officeooo:rsid="001406da" officeooo:paragraph-rsid="0024671f" style:font-size-asian="7pt" style:font-size-complex="8pt"/>
    </style:style>
    <style:style style:name="P52" style:family="paragraph" style:parent-style-name="Text_20_body">
      <style:paragraph-properties fo:line-height="100%"/>
      <style:text-properties style:font-name="Liberation Sans" fo:font-size="8pt" officeooo:paragraph-rsid="0019a6cc"/>
    </style:style>
    <style:style style:name="P53" style:family="paragraph" style:parent-style-name="Text_20_body">
      <style:paragraph-properties fo:line-height="100%"/>
      <style:text-properties style:font-name="Liberation Sans" fo:font-size="8pt" officeooo:paragraph-rsid="0020b972"/>
    </style:style>
    <style:style style:name="P54" style:family="paragraph" style:parent-style-name="Text_20_body">
      <style:paragraph-properties fo:line-height="100%"/>
      <style:text-properties style:font-name="Liberation Sans" fo:font-size="8pt" officeooo:paragraph-rsid="0025ffe3"/>
    </style:style>
    <style:style style:name="P55" style:family="paragraph" style:parent-style-name="Text_20_body">
      <style:paragraph-properties fo:line-height="100%"/>
      <style:text-properties style:font-name="Liberation Sans" fo:font-size="8pt" officeooo:paragraph-rsid="00272ba2"/>
    </style:style>
    <style:style style:name="P56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style:font-name="Liberation Sans" fo:font-size="8pt" officeooo:paragraph-rsid="0017e005"/>
    </style:style>
    <style:style style:name="P57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style:font-name="Liberation Sans" fo:font-size="8pt" officeooo:paragraph-rsid="0020b972"/>
    </style:style>
    <style:style style:name="P58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00%" fo:text-indent="0in" style:auto-text-indent="false" style:page-number="auto" fo:background-color="transparent"/>
      <style:text-properties style:font-name="Ubuntu Mono" fo:font-size="8pt" officeooo:rsid="001406da" officeooo:paragraph-rsid="0017e005" style:font-size-asian="8pt" style:font-size-complex="8pt"/>
    </style:style>
    <style:style style:name="P59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style:font-name="Ubuntu Mono" fo:font-size="8pt" officeooo:rsid="001406da" officeooo:paragraph-rsid="0017e005" style:font-size-asian="8pt" style:font-size-complex="8pt"/>
    </style:style>
    <style:style style:name="P60" style:family="paragraph" style:parent-style-name="Text_20_body">
      <style:paragraph-properties fo:line-height="100%"/>
      <style:text-properties style:font-name="Ubuntu Mono" fo:font-size="8pt" officeooo:paragraph-rsid="0020b972" style:font-size-asian="8pt" style:font-size-complex="8pt"/>
    </style:style>
    <style:style style:name="P61" style:family="paragraph" style:parent-style-name="Text_20_body">
      <style:paragraph-properties fo:line-height="100%"/>
      <style:text-properties style:font-name="Ubuntu Mono" fo:font-size="8pt" officeooo:paragraph-rsid="0025ffe3" style:font-size-asian="8pt" style:font-size-complex="8pt"/>
    </style:style>
    <style:style style:name="P62" style:family="paragraph" style:parent-style-name="Text_20_body" style:master-page-name="">
      <style:paragraph-properties style:page-number="auto"/>
      <style:text-properties style:font-name="Ubuntu Mono" fo:font-size="10pt" officeooo:paragraph-rsid="00216f2c"/>
    </style:style>
    <style:style style:name="P63" style:family="paragraph" style:parent-style-name="Text_20_body">
      <style:paragraph-properties fo:line-height="100%"/>
      <style:text-properties fo:color="#000000" loext:opacity="100%" style:font-name="Ubuntu Mono" fo:font-size="8pt" officeooo:paragraph-rsid="0025ffe3" style:font-size-asian="8pt" style:font-size-complex="8pt"/>
    </style:style>
    <style:style style:name="T1" style:family="text">
      <style:text-properties fo:color="#0000ff" loext:opacity="100%"/>
    </style:style>
    <style:style style:name="T2" style:family="text">
      <style:text-properties fo:color="#0000ff" loext:opacity="100%" officeooo:rsid="001316c9"/>
    </style:style>
    <style:style style:name="T3" style:family="text">
      <style:text-properties fo:color="#0000ff" loext:opacity="100%" style:font-name="Ubuntu Mono" fo:font-size="10pt" fo:font-weight="normal" fo:background-color="#ffffff" loext:char-shading-value="0" style:font-size-asian="10pt" style:font-size-complex="10pt"/>
    </style:style>
    <style:style style:name="T4" style:family="text">
      <style:text-properties fo:color="#0000ff" loext:opacity="100%" style:font-name="Ubuntu Mono" fo:font-size="10pt" fo:font-weight="normal" officeooo:rsid="001b4a23" fo:background-color="#ffffff" loext:char-shading-value="0" style:font-size-asian="10pt" style:font-size-complex="10pt"/>
    </style:style>
    <style:style style:name="T5" style:family="text">
      <style:text-properties fo:color="#0000ff" loext:opacity="100%" style:font-name="Ubuntu Mono" fo:font-size="10pt" fo:font-weight="normal" officeooo:rsid="001316c9" fo:background-color="#ffffff" loext:char-shading-value="0" style:font-size-asian="10pt" style:font-weight-asian="normal" style:font-size-complex="10pt" style:font-weight-complex="normal"/>
    </style:style>
    <style:style style:name="T6" style:family="text">
      <style:text-properties fo:color="#0000ff" loext:opacity="100%" style:font-name="Ubuntu Mono" fo:font-size="10pt" fo:font-weight="normal" officeooo:rsid="0024671f" fo:background-color="#ffffff" loext:char-shading-value="0" style:font-size-asian="10pt" style:font-weight-asian="normal" style:font-size-complex="10pt" style:font-weight-complex="normal"/>
    </style:style>
    <style:style style:name="T7" style:family="text">
      <style:text-properties fo:color="#0000ff" loext:opacity="100%" style:font-name="Ubuntu Mono" fo:font-size="10pt" fo:font-weight="normal" officeooo:rsid="001b4a23" style:font-size-asian="10pt" style:font-weight-asian="normal" style:font-size-complex="10pt" style:font-weight-complex="normal"/>
    </style:style>
    <style:style style:name="T8" style:family="text">
      <style:text-properties fo:color="#0000ff" loext:opacity="100%" style:font-name="Ubuntu Mono" fo:font-weight="normal" fo:background-color="#ffffff" loext:char-shading-value="0" style:font-size-asian="8pt" style:font-size-complex="8pt"/>
    </style:style>
    <style:style style:name="T9" style:family="text">
      <style:text-properties fo:color="#0000ff" loext:opacity="100%" style:font-name="Ubuntu Mono" fo:font-weight="normal" officeooo:rsid="0019a6cc" fo:background-color="#ffffff" loext:char-shading-value="0" style:font-size-asian="8pt" style:font-weight-asian="normal" style:font-size-complex="8pt" style:font-weight-complex="normal"/>
    </style:style>
    <style:style style:name="T10" style:family="text">
      <style:text-properties fo:color="#0000ff" loext:opacity="100%" officeooo:rsid="001406da"/>
    </style:style>
    <style:style style:name="T11" style:family="text">
      <style:text-properties fo:color="#0000ff" loext:opacity="100%" fo:font-size="10pt" fo:font-weight="normal" officeooo:rsid="001316c9" fo:background-color="#ffffff" loext:char-shading-value="0" style:font-size-asian="10pt" style:font-size-complex="10pt"/>
    </style:style>
    <style:style style:name="T12" style:family="text">
      <style:text-properties fo:color="#0000ff" loext:opacity="100%" fo:font-size="10pt" fo:font-weight="normal" officeooo:rsid="00126252" fo:background-color="#ffffff" loext:char-shading-value="0" style:font-size-asian="10pt" style:font-size-complex="10pt"/>
    </style:style>
    <style:style style:name="T13" style:family="text">
      <style:text-properties fo:color="#0000ff" loext:opacity="100%" fo:font-weight="normal" fo:background-color="#ffffff" loext:char-shading-value="0"/>
    </style:style>
    <style:style style:name="T14" style:family="text">
      <style:text-properties fo:color="#0000ff" loext:opacity="100%" style:font-size-asian="10pt" style:font-size-complex="10pt"/>
    </style:style>
    <style:style style:name="T15" style:family="text">
      <style:text-properties fo:color="#0000ff" loext:opacity="100%" officeooo:rsid="00126252" style:font-size-asian="10pt" style:font-size-complex="10pt"/>
    </style:style>
    <style:style style:name="T16" style:family="text">
      <style:text-properties fo:color="#0000ff" loext:opacity="100%" officeooo:rsid="0024671f" style:font-size-asian="10pt" style:font-size-complex="10pt"/>
    </style:style>
    <style:style style:name="T17" style:family="text">
      <style:text-properties fo:color="#0000ff" loext:opacity="100%" officeooo:rsid="0019a6cc" style:font-weight-asian="normal" style:font-weight-complex="normal"/>
    </style:style>
    <style:style style:name="T18" style:family="text">
      <style:text-properties fo:color="#0000ff" loext:opacity="100%" officeooo:rsid="0024671f"/>
    </style:style>
    <style:style style:name="T19" style:family="text">
      <style:text-properties fo:color="#0000ff" loext:opacity="100%" officeooo:rsid="0024671f" style:font-size-asian="8pt" style:font-weight-asian="normal" style:font-size-complex="8pt" style:font-weight-complex="normal"/>
    </style:style>
    <style:style style:name="T20" style:family="text">
      <style:text-properties fo:color="#0000ff" loext:opacity="100%" style:font-size-asian="8pt" style:font-size-complex="8pt"/>
    </style:style>
    <style:style style:name="T21" style:family="text">
      <style:text-properties fo:color="#000000" loext:opacity="100%" style:font-name="Ubuntu Mono" fo:font-size="10pt" fo:font-weight="normal" fo:background-color="#ffffff" loext:char-shading-value="0" style:font-size-asian="10pt" style:font-size-complex="10pt"/>
    </style:style>
    <style:style style:name="T22" style:family="text">
      <style:text-properties fo:color="#000000" loext:opacity="100%" style:font-name="Ubuntu Mono" fo:font-size="10pt" fo:font-weight="normal" officeooo:rsid="001316c9" fo:background-color="#ffffff" loext:char-shading-value="0" style:font-size-asian="10pt" style:font-size-complex="10pt"/>
    </style:style>
    <style:style style:name="T23" style:family="text">
      <style:text-properties fo:color="#000000" loext:opacity="100%" style:font-name="Ubuntu Mono" fo:font-size="10pt" fo:font-weight="normal" officeooo:rsid="0020b972" fo:background-color="#ffffff" loext:char-shading-value="0" style:font-size-asian="10pt" style:font-size-complex="10pt"/>
    </style:style>
    <style:style style:name="T24" style:family="text">
      <style:text-properties fo:color="#000000" loext:opacity="100%" style:font-name="Ubuntu Mono" fo:font-size="10pt" fo:font-weight="normal" officeooo:rsid="00216f2c" fo:background-color="#ffffff" loext:char-shading-value="0" style:font-size-asian="10pt" style:font-size-complex="10pt"/>
    </style:style>
    <style:style style:name="T25" style:family="text">
      <style:text-properties fo:color="#000000" loext:opacity="100%" style:font-name="Ubuntu Mono" fo:font-size="10pt" fo:font-weight="normal" officeooo:rsid="001316c9" fo:background-color="#ffffff" loext:char-shading-value="0" style:font-size-asian="10pt" style:font-weight-asian="normal" style:font-size-complex="10pt" style:font-weight-complex="normal"/>
    </style:style>
    <style:style style:name="T26" style:family="text">
      <style:text-properties fo:color="#000000" loext:opacity="100%" style:font-name="Ubuntu Mono" fo:font-size="10pt" fo:font-weight="normal" officeooo:rsid="0024671f" fo:background-color="#ffffff" loext:char-shading-value="0" style:font-size-asian="10pt" style:font-weight-asian="normal" style:font-size-complex="10pt" style:font-weight-complex="normal"/>
    </style:style>
    <style:style style:name="T27" style:family="text">
      <style:text-properties fo:color="#000000" loext:opacity="100%" style:font-name="Ubuntu Mono" fo:font-size="10pt" fo:font-weight="normal" officeooo:rsid="0020b972" fo:background-color="#ffffff" loext:char-shading-value="0" style:font-size-asian="10pt" style:font-weight-asian="normal" style:font-size-complex="10pt" style:font-weight-complex="normal"/>
    </style:style>
    <style:style style:name="T28" style:family="text">
      <style:text-properties fo:color="#000000" loext:opacity="100%" style:font-name="Ubuntu Mono" fo:font-size="10pt" fo:font-weight="normal" officeooo:rsid="00272ba2" fo:background-color="#ffffff" loext:char-shading-value="0" style:font-size-asian="10pt" style:font-weight-asian="normal" style:font-size-complex="10pt" style:font-weight-complex="normal"/>
    </style:style>
    <style:style style:name="T29" style:family="text">
      <style:text-properties fo:color="#000000" loext:opacity="100%" style:font-name="Ubuntu Mono" fo:font-size="10pt" fo:font-weight="bold" officeooo:rsid="0020b972" fo:background-color="#ffffff" loext:char-shading-value="0" style:font-size-asian="10pt" style:font-weight-asian="bold" style:font-size-complex="10pt" style:font-weight-complex="bold"/>
    </style:style>
    <style:style style:name="T30" style:family="text">
      <style:text-properties fo:color="#000000" loext:opacity="100%" style:font-name="Ubuntu Mono" fo:font-size="12pt" fo:font-weight="bold" officeooo:rsid="0024671f" fo:background-color="#ffffff" loext:char-shading-value="0" style:font-size-asian="12pt" style:font-weight-asian="bold" style:font-size-complex="12pt" style:font-weight-complex="bold"/>
    </style:style>
    <style:style style:name="T31" style:family="text">
      <style:text-properties fo:color="#000000" loext:opacity="100%" style:font-name="Ubuntu Mono" fo:font-weight="normal" fo:background-color="#ffffff" loext:char-shading-value="0" style:font-size-asian="8pt" style:font-size-complex="8pt"/>
    </style:style>
    <style:style style:name="T32" style:family="text">
      <style:text-properties fo:color="#000000" loext:opacity="100%" style:font-name="Ubuntu Mono" fo:font-weight="normal" officeooo:rsid="0025ffe3" fo:background-color="#ffffff" loext:char-shading-value="0" style:font-size-asian="8pt" style:font-size-complex="8pt"/>
    </style:style>
    <style:style style:name="T33" style:family="text">
      <style:text-properties fo:color="#000000" loext:opacity="100%" style:font-name="Ubuntu Mono" fo:font-weight="normal" officeooo:rsid="0019a6cc" fo:background-color="#ffffff" loext:char-shading-value="0" style:font-size-asian="8pt" style:font-weight-asian="normal" style:font-size-complex="8pt" style:font-weight-complex="normal"/>
    </style:style>
    <style:style style:name="T34" style:family="text">
      <style:text-properties fo:color="#000000" loext:opacity="100%" style:font-name="Ubuntu Mono" fo:font-weight="normal" officeooo:rsid="0025ffe3" fo:background-color="#ffffff" loext:char-shading-value="0" style:font-size-asian="8pt" style:font-weight-asian="normal" style:font-size-complex="8pt" style:font-weight-complex="normal"/>
    </style:style>
    <style:style style:name="T35" style:family="text">
      <style:text-properties fo:color="#000000" loext:opacity="100%" style:font-name="Ubuntu Mono" fo:font-weight="normal" officeooo:rsid="0023824b" fo:background-color="#ffffff" loext:char-shading-value="0" style:font-size-asian="8pt" style:font-weight-asian="normal" style:font-size-complex="8pt" style:font-weight-complex="normal"/>
    </style:style>
    <style:style style:name="T36" style:family="text">
      <style:text-properties fo:color="#000000" loext:opacity="100%" style:font-name="Ubuntu Mono" fo:font-weight="normal" officeooo:rsid="00272ba2" fo:background-color="#ffffff" loext:char-shading-value="0" style:font-size-asian="8pt" style:font-weight-asian="normal" style:font-size-complex="8pt" style:font-weight-complex="normal"/>
    </style:style>
    <style:style style:name="T37" style:family="text">
      <style:text-properties fo:color="#000000" loext:opacity="100%" style:font-name="Ubuntu Mono" fo:font-weight="bold" officeooo:rsid="0023824b" fo:background-color="#ffffff" loext:char-shading-value="0" style:font-size-asian="8pt" style:font-weight-asian="bold" style:font-size-complex="8pt" style:font-weight-complex="bold"/>
    </style:style>
    <style:style style:name="T38" style:family="text">
      <style:text-properties fo:color="#000000" loext:opacity="100%" style:font-name="Liberation Sans" fo:font-size="12pt" fo:font-weight="normal" fo:background-color="#ffffff" loext:char-shading-value="0" style:font-size-asian="10.5pt" style:font-size-complex="12pt"/>
    </style:style>
    <style:style style:name="T39" style:family="text">
      <style:text-properties fo:color="#000000" loext:opacity="100%" fo:font-size="10pt" fo:font-weight="normal" officeooo:rsid="0016f927" fo:background-color="#ffffff" loext:char-shading-value="0" style:font-size-asian="10pt" style:font-size-complex="10pt"/>
    </style:style>
    <style:style style:name="T40" style:family="text">
      <style:text-properties fo:color="#000000" loext:opacity="100%" fo:font-size="10pt" fo:font-weight="normal" officeooo:rsid="001316c9" fo:background-color="#ffffff" loext:char-shading-value="0" style:font-size-asian="10pt" style:font-size-complex="10pt"/>
    </style:style>
    <style:style style:name="T41" style:family="text">
      <style:text-properties fo:color="#000000" loext:opacity="100%" fo:font-size="10pt" fo:font-weight="normal" officeooo:rsid="0017e005" fo:background-color="#ffffff" loext:char-shading-value="0" style:font-size-asian="10pt" style:font-size-complex="10pt"/>
    </style:style>
    <style:style style:name="T42" style:family="text">
      <style:text-properties fo:color="#000000" loext:opacity="100%" fo:font-size="10pt" fo:font-weight="normal" officeooo:rsid="0020b972" fo:background-color="#ffffff" loext:char-shading-value="0" style:font-size-asian="10pt" style:font-size-complex="10pt"/>
    </style:style>
    <style:style style:name="T43" style:family="text">
      <style:text-properties fo:color="#000000" loext:opacity="100%" fo:font-size="10pt" fo:font-weight="normal" officeooo:rsid="00216f2c" fo:background-color="#ffffff" loext:char-shading-value="0" style:font-size-asian="10pt" style:font-size-complex="10pt"/>
    </style:style>
    <style:style style:name="T44" style:family="text">
      <style:text-properties fo:color="#000000" loext:opacity="100%" fo:font-size="10pt" fo:font-weight="normal" officeooo:rsid="0020b972" fo:background-color="#ffffff" loext:char-shading-value="0" style:font-size-asian="10pt" style:font-weight-asian="normal" style:font-size-complex="10pt" style:font-weight-complex="normal"/>
    </style:style>
    <style:style style:name="T45" style:family="text">
      <style:text-properties fo:color="#000000" loext:opacity="100%" fo:font-size="10pt" fo:font-weight="normal" officeooo:rsid="00272ba2" fo:background-color="#ffffff" loext:char-shading-value="0" style:font-size-asian="10pt" style:font-weight-asian="normal" style:font-size-complex="10pt" style:font-weight-complex="normal"/>
    </style:style>
    <style:style style:name="T46" style:family="text">
      <style:text-properties fo:color="#000000" loext:opacity="100%" fo:font-weight="normal" fo:background-color="#ffffff" loext:char-shading-value="0"/>
    </style:style>
    <style:style style:name="T47" style:family="text">
      <style:text-properties fo:color="#000000" loext:opacity="100%" fo:font-weight="normal" officeooo:rsid="0017e005" fo:background-color="#ffffff" loext:char-shading-value="0"/>
    </style:style>
    <style:style style:name="T48" style:family="text">
      <style:text-properties fo:color="#000000" loext:opacity="100%" fo:font-weight="normal" officeooo:rsid="00272ba2" fo:background-color="#ffffff" loext:char-shading-value="0" style:font-size-asian="8pt" style:font-weight-asian="normal" style:font-size-complex="8pt" style:font-weight-complex="normal"/>
    </style:style>
    <style:style style:name="T49" style:family="text">
      <style:text-properties fo:color="#000000" loext:opacity="100%" fo:font-weight="normal" officeooo:rsid="0020b972" fo:background-color="#ffffff" loext:char-shading-value="0" style:font-size-asian="8pt" style:font-weight-asian="normal" style:font-size-complex="8pt" style:font-weight-complex="normal"/>
    </style:style>
    <style:style style:name="T50" style:family="text">
      <style:text-properties fo:color="#000000" loext:opacity="100%" fo:font-weight="normal" officeooo:rsid="0023824b" fo:background-color="#ffffff" loext:char-shading-value="0"/>
    </style:style>
    <style:style style:name="T51" style:family="text">
      <style:text-properties fo:color="#000000" loext:opacity="100%" fo:font-size="12pt" fo:font-weight="bold" officeooo:rsid="0023824b" fo:background-color="#ffffff" loext:char-shading-value="0" style:font-size-asian="12pt" style:font-weight-asian="bold" style:font-size-complex="12pt" style:font-weight-complex="bold"/>
    </style:style>
    <style:style style:name="T52" style:family="text">
      <style:text-properties fo:color="#000000" loext:opacity="100%" fo:font-size="12pt" fo:font-weight="bold" officeooo:rsid="0024671f" fo:background-color="#ffffff" loext:char-shading-value="0" style:font-size-asian="12pt" style:font-weight-asian="bold" style:font-size-complex="12pt" style:font-weight-complex="bold"/>
    </style:style>
    <style:style style:name="T53" style:family="text">
      <style:text-properties fo:color="#000000" loext:opacity="100%" fo:font-size="12pt" fo:font-weight="bold" officeooo:rsid="00272ba2" fo:background-color="#ffffff" loext:char-shading-value="0" style:font-size-asian="12pt" style:font-weight-asian="bold" style:font-size-complex="12pt" style:font-weight-complex="bold"/>
    </style:style>
    <style:style style:name="T54" style:family="text">
      <style:text-properties fo:color="#098658" loext:opacity="100%" style:font-name="Ubuntu Mono" fo:font-weight="normal" fo:background-color="#ffffff" loext:char-shading-value="0" style:font-size-asian="8pt" style:font-size-complex="8pt"/>
    </style:style>
    <style:style style:name="T55" style:family="text">
      <style:text-properties fo:color="#098658" loext:opacity="100%" style:font-name="Ubuntu Mono" fo:font-weight="normal" officeooo:rsid="0025ffe3" fo:background-color="#ffffff" loext:char-shading-value="0" style:font-size-asian="8pt" style:font-size-complex="8pt"/>
    </style:style>
    <style:style style:name="T56" style:family="text">
      <style:text-properties fo:color="#098658" loext:opacity="100%" style:font-name="Ubuntu Mono" fo:font-weight="normal" officeooo:rsid="0019a6cc" fo:background-color="#ffffff" loext:char-shading-value="0" style:font-size-asian="8pt" style:font-weight-asian="normal" style:font-size-complex="8pt" style:font-weight-complex="normal"/>
    </style:style>
    <style:style style:name="T57" style:family="text">
      <style:text-properties fo:color="#098658" loext:opacity="100%" style:font-name="Ubuntu Mono" fo:font-size="10pt" fo:font-weight="normal" fo:background-color="#ffffff" loext:char-shading-value="0" style:font-size-asian="10pt" style:font-size-complex="10pt"/>
    </style:style>
    <style:style style:name="T58" style:family="text">
      <style:text-properties officeooo:rsid="001316c9"/>
    </style:style>
    <style:style style:name="T59" style:family="text">
      <style:text-properties style:font-name="Ubuntu Mono" fo:font-size="10pt" officeooo:rsid="0016f927" style:font-size-asian="10pt" style:font-size-complex="10pt"/>
    </style:style>
    <style:style style:name="T60" style:family="text">
      <style:text-properties style:font-name="Ubuntu Mono" fo:font-size="10pt" fo:font-weight="bold" officeooo:rsid="0016f927" style:font-size-asian="10pt" style:font-weight-asian="bold" style:font-size-complex="10pt" style:font-weight-complex="bold"/>
    </style:style>
    <style:style style:name="T61" style:family="text">
      <style:text-properties style:font-name="Ubuntu Mono" officeooo:rsid="0020b972"/>
    </style:style>
    <style:style style:name="T62" style:family="text">
      <style:text-properties style:font-name="Ubuntu Mono" officeooo:rsid="0023824b"/>
    </style:style>
    <style:style style:name="T63" style:family="text">
      <style:text-properties style:font-name="Ubuntu Mono" officeooo:rsid="0024671f"/>
    </style:style>
    <style:style style:name="T64" style:family="text">
      <style:text-properties fo:font-size="10pt" officeooo:rsid="0017e005" style:font-size-asian="10pt" style:font-size-complex="10pt"/>
    </style:style>
    <style:style style:name="T65" style:family="text">
      <style:text-properties style:font-name="Liberation Sans"/>
    </style:style>
    <style:style style:name="T66" style:family="text">
      <style:text-properties style:font-name="Liberation Sans" fo:font-size="12pt" fo:font-weight="bold" officeooo:rsid="0016f927" style:font-size-asian="12pt" style:font-weight-asian="bold" style:font-size-complex="12pt" style:font-weight-complex="bold"/>
    </style:style>
    <style:style style:name="T67" style:family="text">
      <style:text-properties style:font-name="Liberation Sans" officeooo:rsid="001da95e"/>
    </style:style>
    <style:style style:name="T68" style:family="text">
      <style:text-properties style:font-name="Liberation Sans" officeooo:rsid="001dd927"/>
    </style:style>
    <style:style style:name="T69" style:family="text">
      <style:text-properties style:font-name="Liberation Sans" officeooo:rsid="001dd927" style:font-weight-asian="normal" style:font-weight-complex="normal"/>
    </style:style>
    <style:style style:name="T70" style:family="text">
      <style:text-properties style:font-name="Liberation Sans" officeooo:rsid="001316c9" style:font-weight-asian="normal" style:font-weight-complex="normal"/>
    </style:style>
    <style:style style:name="T71" style:family="text">
      <style:text-properties style:font-name="Liberation Sans" officeooo:rsid="001fa1d2" style:font-weight-asian="normal" style:font-weight-complex="normal"/>
    </style:style>
    <style:style style:name="T72" style:family="text">
      <style:text-properties style:font-name="Liberation Sans" officeooo:rsid="00272ba2" style:font-weight-asian="normal" style:font-weight-complex="normal"/>
    </style:style>
    <style:style style:name="T73" style:family="text">
      <style:text-properties fo:font-size="12pt" fo:font-weight="bold" officeooo:rsid="0016f927" style:font-size-asian="12pt" style:font-weight-asian="bold" style:font-size-complex="12pt" style:font-weight-complex="bold"/>
    </style:style>
    <style:style style:name="T74" style:family="text">
      <style:text-properties fo:font-size="12pt" fo:font-weight="bold" officeooo:rsid="0017e005" style:font-size-asian="12pt" style:font-weight-asian="bold" style:font-size-complex="12pt" style:font-weight-complex="bold"/>
    </style:style>
    <style:style style:name="T75" style:family="text">
      <style:text-properties fo:font-size="12pt" fo:font-weight="bold" officeooo:rsid="0019a6cc" style:font-size-asian="12pt" style:font-weight-asian="bold" style:font-size-complex="12pt" style:font-weight-complex="bold"/>
    </style:style>
    <style:style style:name="T76" style:family="text">
      <style:text-properties fo:color="#333333" loext:opacity="100%" style:font-name="Ubuntu Mono" fo:font-size="10pt" officeooo:rsid="001316c9" style:font-size-asian="10pt" style:font-size-complex="10pt"/>
    </style:style>
    <style:style style:name="T77" style:family="text">
      <style:text-properties fo:color="#333333" loext:opacity="100%" style:font-name="Ubuntu Mono" fo:font-size="10pt" officeooo:rsid="0016f927" style:font-size-asian="10pt" style:font-size-complex="10pt"/>
    </style:style>
    <style:style style:name="T78" style:family="text">
      <style:text-properties fo:color="#333333" loext:opacity="100%" style:font-name="Ubuntu Mono" fo:font-size="10pt" officeooo:rsid="001b4a23" style:font-size-asian="10pt" style:font-size-complex="10pt"/>
    </style:style>
    <style:style style:name="T79" style:family="text">
      <style:text-properties fo:color="#333333" loext:opacity="100%" style:font-name="Ubuntu Mono" fo:font-size="10pt" officeooo:rsid="0025ffe3" style:font-size-asian="10pt" style:font-size-complex="10pt"/>
    </style:style>
    <style:style style:name="T80" style:family="text">
      <style:text-properties fo:color="#333333" loext:opacity="100%" style:font-name="Ubuntu Mono" fo:font-size="10pt" fo:font-weight="normal" officeooo:rsid="0019a6cc" style:font-size-asian="10pt" style:font-weight-asian="normal" style:font-size-complex="10pt" style:font-weight-complex="normal"/>
    </style:style>
    <style:style style:name="T81" style:family="text">
      <style:text-properties fo:color="#333333" loext:opacity="100%" style:font-name="Ubuntu Mono" fo:font-size="10pt" fo:font-weight="normal" officeooo:rsid="001316c9" style:font-size-asian="10pt" style:font-weight-asian="normal" style:font-size-complex="10pt" style:font-weight-complex="normal"/>
    </style:style>
    <style:style style:name="T82" style:family="text">
      <style:text-properties fo:color="#333333" loext:opacity="100%" style:font-name="Ubuntu Mono" fo:font-size="10pt" fo:font-weight="normal" officeooo:rsid="0016f927" style:font-size-asian="10pt" style:font-weight-asian="normal" style:font-size-complex="10pt" style:font-weight-complex="normal"/>
    </style:style>
    <style:style style:name="T83" style:family="text">
      <style:text-properties fo:color="#333333" loext:opacity="100%" style:font-name="Ubuntu Mono" fo:font-size="10pt" fo:font-weight="normal" officeooo:rsid="001b4a23" style:font-size-asian="10pt" style:font-weight-asian="normal" style:font-size-complex="10pt" style:font-weight-complex="normal"/>
    </style:style>
    <style:style style:name="T84" style:family="text">
      <style:text-properties fo:color="#333333" loext:opacity="100%" style:font-name="Ubuntu Mono" fo:font-size="10pt" fo:font-weight="normal" officeooo:rsid="0025ffe3" style:font-size-asian="10pt" style:font-weight-asian="normal" style:font-size-complex="10pt" style:font-weight-complex="normal"/>
    </style:style>
    <style:style style:name="T85" style:family="text">
      <style:text-properties fo:color="#333333" loext:opacity="100%" style:font-name="Ubuntu Mono" fo:font-size="10pt" fo:font-weight="normal" officeooo:rsid="00126252" fo:background-color="#ffffff" loext:char-shading-value="0" style:font-size-asian="10pt" style:font-size-complex="10pt"/>
    </style:style>
    <style:style style:name="T86" style:family="text">
      <style:text-properties fo:color="#333333" loext:opacity="100%" style:font-name="Ubuntu Mono" fo:font-size="12pt" fo:font-weight="bold" officeooo:rsid="0016f927" style:font-size-asian="12pt" style:font-weight-asian="bold" style:font-size-complex="12pt" style:font-weight-complex="bold"/>
    </style:style>
    <style:style style:name="T87" style:family="text">
      <style:text-properties fo:color="#333333" loext:opacity="100%" style:font-name="Ubuntu Mono" fo:font-size="12pt" fo:font-weight="bold" officeooo:rsid="0019a6cc" style:font-size-asian="12pt" style:font-weight-asian="bold" style:font-size-complex="12pt" style:font-weight-complex="bold"/>
    </style:style>
    <style:style style:name="T88" style:family="text">
      <style:text-properties fo:color="#333333" loext:opacity="100%" style:font-name="Ubuntu Mono" fo:font-size="12pt" fo:font-weight="bold" officeooo:rsid="001b4a23" style:font-size-asian="12pt" style:font-weight-asian="bold" style:font-size-complex="12pt" style:font-weight-complex="bold"/>
    </style:style>
    <style:style style:name="T89" style:family="text">
      <style:text-properties fo:color="#333333" loext:opacity="100%" style:font-name="Ubuntu Mono" fo:font-size="12pt" fo:font-weight="bold" officeooo:rsid="0023824b" style:font-size-asian="12pt" style:font-weight-asian="bold" style:font-size-complex="12pt" style:font-weight-complex="bold"/>
    </style:style>
    <style:style style:name="T90" style:family="text">
      <style:text-properties fo:color="#333333" loext:opacity="100%" style:font-name="Ubuntu Mono" fo:font-size="12pt" fo:font-weight="bold" officeooo:rsid="0025ffe3" style:font-size-asian="12pt" style:font-weight-asian="bold" style:font-size-complex="12pt" style:font-weight-complex="bold"/>
    </style:style>
    <style:style style:name="T91" style:family="text">
      <style:text-properties fo:color="#333333" loext:opacity="100%" style:font-name="Ubuntu Mono" fo:font-weight="normal" officeooo:rsid="0019a6cc" fo:background-color="#ffffff" loext:char-shading-value="0" style:font-size-asian="8pt" style:font-weight-asian="normal" style:font-size-complex="8pt" style:font-weight-complex="normal"/>
    </style:style>
    <style:style style:name="T92" style:family="text">
      <style:text-properties fo:color="#333333" loext:opacity="100%" fo:font-weight="normal" officeooo:rsid="0019a6cc" style:font-weight-asian="normal" style:font-weight-complex="normal"/>
    </style:style>
    <style:style style:name="T93" style:family="text">
      <style:text-properties fo:color="#333333" loext:opacity="100%" officeooo:rsid="001316c9"/>
    </style:style>
    <style:style style:name="T94" style:family="text">
      <style:text-properties fo:color="#333333" loext:opacity="100%" officeooo:rsid="0016f927"/>
    </style:style>
    <style:style style:name="T95" style:family="text">
      <style:text-properties fo:color="#333333" loext:opacity="100%" officeooo:rsid="0016f927" style:font-weight-asian="normal" style:font-weight-complex="normal"/>
    </style:style>
    <style:style style:name="T96" style:family="text">
      <style:text-properties fo:color="#333333" loext:opacity="100%" officeooo:rsid="0019a6cc" style:font-weight-asian="normal" style:font-weight-complex="normal"/>
    </style:style>
    <style:style style:name="T97" style:family="text">
      <style:text-properties fo:color="#333333" loext:opacity="100%" officeooo:rsid="001dd927" style:font-weight-asian="normal" style:font-weight-complex="normal"/>
    </style:style>
    <style:style style:name="T98" style:family="text">
      <style:text-properties fo:color="#333333" loext:opacity="100%" fo:font-size="12pt" fo:font-weight="bold" officeooo:rsid="0016f927" style:font-size-asian="12pt" style:font-weight-asian="bold" style:font-size-complex="12pt" style:font-weight-complex="bold"/>
    </style:style>
    <style:style style:name="T99" style:family="text">
      <style:text-properties fo:color="#333333" loext:opacity="100%" fo:font-size="12pt" fo:font-weight="bold" officeooo:rsid="0019a6cc" style:font-size-asian="12pt" style:font-weight-asian="bold" style:font-size-complex="12pt" style:font-weight-complex="bold"/>
    </style:style>
    <style:style style:name="T100" style:family="text">
      <style:text-properties fo:color="#333333" loext:opacity="100%" fo:font-size="12pt" fo:font-weight="bold" officeooo:rsid="001da95e" style:font-size-asian="12pt" style:font-weight-asian="bold" style:font-size-complex="12pt" style:font-weight-complex="bold"/>
    </style:style>
    <style:style style:name="T101" style:family="text">
      <style:text-properties fo:color="#333333" loext:opacity="100%" fo:font-size="12pt" fo:font-weight="bold" officeooo:rsid="001dd927" style:font-size-asian="12pt" style:font-weight-asian="bold" style:font-size-complex="12pt" style:font-weight-complex="bold"/>
    </style:style>
    <style:style style:name="T102" style:family="text">
      <style:text-properties fo:color="#333333" loext:opacity="100%" officeooo:rsid="001316c9" style:font-size-asian="10pt" style:font-size-complex="10pt"/>
    </style:style>
    <style:style style:name="T103" style:family="text">
      <style:text-properties fo:color="#333333" loext:opacity="100%" officeooo:rsid="0016f927" style:font-size-asian="10pt" style:font-size-complex="10pt"/>
    </style:style>
    <style:style style:name="T104" style:family="text">
      <style:text-properties fo:color="#333333" loext:opacity="100%" officeooo:rsid="0024671f" style:font-size-asian="10pt" style:font-size-complex="10pt"/>
    </style:style>
    <style:style style:name="T105" style:family="text">
      <style:text-properties fo:color="#333333" loext:opacity="100%" officeooo:rsid="0027d308" style:font-size-asian="10pt" style:font-size-complex="10pt"/>
    </style:style>
    <style:style style:name="T106" style:family="text">
      <style:text-properties officeooo:rsid="00155bc7"/>
    </style:style>
    <style:style style:name="T107" style:family="text">
      <style:text-properties officeooo:rsid="0016f927"/>
    </style:style>
    <style:style style:name="T108" style:family="text">
      <style:text-properties officeooo:rsid="0016f927" style:font-size-asian="7pt" style:font-size-complex="8pt"/>
    </style:style>
    <style:style style:name="T109" style:family="text">
      <style:text-properties officeooo:rsid="0019a6cc"/>
    </style:style>
    <style:style style:name="T110" style:family="text">
      <style:text-properties fo:font-weight="normal" officeooo:rsid="0019a6cc" fo:background-color="#ffffff" loext:char-shading-value="0" style:font-weight-asian="normal" style:font-weight-complex="normal"/>
    </style:style>
    <style:style style:name="T111" style:family="text">
      <style:text-properties officeooo:rsid="001b4a23"/>
    </style:style>
    <style:style style:name="T112" style:family="text">
      <style:text-properties officeooo:rsid="001ca576"/>
    </style:style>
    <style:style style:name="T113" style:family="text">
      <style:text-properties officeooo:rsid="001da95e"/>
    </style:style>
    <style:style style:name="T114" style:family="text">
      <style:text-properties officeooo:rsid="001dd927"/>
    </style:style>
    <style:style style:name="T115" style:family="text">
      <style:text-properties officeooo:rsid="001dd927" style:font-weight-asian="normal" style:font-weight-complex="normal"/>
    </style:style>
    <style:style style:name="T116" style:family="text">
      <style:text-properties officeooo:rsid="001fa1d2" style:font-weight-asian="normal" style:font-weight-complex="normal"/>
    </style:style>
    <style:style style:name="T117" style:family="text">
      <style:text-properties officeooo:rsid="0024671f" style:font-weight-asian="normal" style:font-weight-complex="normal"/>
    </style:style>
    <style:style style:name="T118" style:family="text">
      <style:text-properties officeooo:rsid="001316c9" style:font-weight-asian="normal" style:font-weight-complex="normal"/>
    </style:style>
    <style:style style:name="T119" style:family="text">
      <style:text-properties officeooo:rsid="0019a6cc" style:font-weight-asian="normal" style:font-weight-complex="normal"/>
    </style:style>
    <style:style style:name="T120" style:family="text">
      <style:text-properties officeooo:rsid="00272ba2" style:font-weight-asian="normal" style:font-weight-complex="normal"/>
    </style:style>
    <style:style style:name="T121" style:family="text">
      <style:text-properties officeooo:rsid="0020b972"/>
    </style:style>
    <style:style style:name="T122" style:family="text">
      <style:text-properties officeooo:rsid="001316c9" style:font-size-asian="10pt" style:font-size-complex="10pt"/>
    </style:style>
    <style:style style:name="T123" style:family="text">
      <style:text-properties officeooo:rsid="00126252" style:font-size-asian="10pt" style:font-size-complex="10pt"/>
    </style:style>
    <style:style style:name="T124" style:family="text">
      <style:text-properties officeooo:rsid="0016f927" style:font-size-asian="10pt" style:font-size-complex="10pt"/>
    </style:style>
    <style:style style:name="T125" style:family="text">
      <style:text-properties officeooo:rsid="0020b972" style:font-size-asian="10pt" style:font-size-complex="10pt"/>
    </style:style>
    <style:style style:name="T126" style:family="text">
      <style:text-properties officeooo:rsid="0023824b" style:font-size-asian="10pt" style:font-size-complex="10pt"/>
    </style:style>
    <style:style style:name="T127" style:family="text">
      <style:text-properties officeooo:rsid="0024671f" style:font-size-asian="10pt" style:font-size-complex="10pt"/>
    </style:style>
    <style:style style:name="T128" style:family="text">
      <style:text-properties style:font-size-asian="8pt" style:font-size-complex="8pt"/>
    </style:style>
    <style:style style:name="T129" style:family="text">
      <style:text-properties officeooo:rsid="0019a6cc" style:font-size-asian="8pt" style:font-weight-asian="normal" style:font-size-complex="8pt" style:font-weight-complex="normal"/>
    </style:style>
    <style:style style:name="T130" style:family="text">
      <style:text-properties officeooo:rsid="0024671f"/>
    </style:style>
    <style:style style:name="T131" style:family="text">
      <style:text-properties officeooo:rsid="0025ffe3"/>
    </style:style>
    <style:style style:name="T132" style:family="text">
      <style:text-properties officeooo:rsid="00272ba2"/>
    </style:style>
    <style:style style:name="T133" style:family="text">
      <style:text-properties officeooo:rsid="0027d308"/>
    </style:style>
    <style:style style:name="T134" style:family="text">
      <style:text-properties fo:color="#800000" loext:opacity="100%" fo:font-weight="normal" fo:background-color="#ffffff" loext:char-shading-value="0"/>
    </style:style>
    <style:style style:name="T135" style:family="text">
      <style:text-properties fo:color="#000080" loext:opacity="100%" fo:font-weight="normal" fo:background-color="#ffffff" loext:char-shading-value="0"/>
    </style:style>
    <style:style style:name="T136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6">lime::</text:span><text:span text:style-name="T77">md</text:span><text:span text:style-name="T76">::</text:span><text:span text:style-name="T86">market_feed_interface</text:span><text:span text:style-name="T76"> </text:span><text:span text:style-name="T58"><text:line-break/></text:span></text:p>
      <text:p text:style-name="P29"><text:span text:style-name="T109">#include</text:span><text:span text:style-name="T58"> &lt;library/citrius.h&gt;</text:span></text:p>
      <text:p text:style-name="P9"><text:span text:style-name="T58"><text:line-break/></text:span><text:span text:style-name="T1">template</text:span> <text:line-break/>&lt;<text:line-break/> <text:s text:c="3"/><text:a xlink:type="simple" xlink:href="#network_mode" text:style-name="Internet_20_link" text:visited-style-name="Visited_20_Internet_20_Link">network_mode</text:a><text:span text:style-name="T1"> </text:span><text:span text:style-name="T10">T<text:line-break/></text:span>&gt; <text:span text:style-name="T2">class</text:span><text:span text:style-name="T58"> </text:span><text:span text:style-name="T107">market</text:span><text:span text:style-name="T58">_</text:span><text:span text:style-name="T107">feed</text:span><text:span text:style-name="T58">_interface;<text:line-break/></text:span></text:p>
      <text:p text:style-name="Horizontal_20_Line"/>
      <text:p text:style-name="P50">Creates a network interface <text:span text:style-name="T106">which can be used to join Citrius 2.0 multicasts </text:span><text:span text:style-name="T107">using either kernel based networking or kernel bypass (efvi) based networking.<text:line-break/><text:line-break/></text:span><text:span text:style-name="T73">Template parameter:</text:span></text:p>
      <text:p text:style-name="P56"><text:span text:style-name="T60">T</text:span><text:span text:style-name="T108"> – <text:s/>A value from the enumeration </text:span><text:span text:style-name="T59">network_mode</text:span><text:span text:style-name="T108">. <text:s/>Specifies kernel or kernel bypass (efvi).<text:line-break/><text:line-break/></text:span><text:bookmark text:name="network_mode"/><text:span text:style-name="T3">enum</text:span><text:span text:style-name="T21"> </text:span><text:span text:style-name="T3">class</text:span><text:span text:style-name="T21"> network_mode : std::</text:span><text:span text:style-name="T3">uint32_t<text:line-break/></text:span><text:span text:style-name="T21">{<text:line-break/> <text:s text:c="3"/></text:span><text:span text:style-name="T57">undefined</text:span><text:span text:style-name="T21"> <text:s text:c="4"/>= </text:span><text:span text:style-name="T57">0</text:span><text:span text:style-name="T21">,<text:line-break/> <text:s text:c="3"/></text:span><text:span text:style-name="T57">kernel_bypass</text:span><text:span text:style-name="T21"> = </text:span><text:span text:style-name="T57">1</text:span><text:span text:style-name="T21">,<text:line-break/> <text:s text:c="3"/></text:span><text:span text:style-name="T57">kernel</text:span><text:span text:style-name="T21"> <text:s text:c="7"/>= </text:span><text:span text:style-name="T57">2<text:line-break/></text:span><text:span text:style-name="T21">};</text:span></text:p>
      <text:p text:style-name="P58"><text:line-break/><text:span text:style-name="T66">Specializations:</text:span></text:p>
      <text:p text:style-name="P59"><text:span text:style-name="T107"><text:line-break/></text:span><text:span text:style-name="T12">template</text:span><text:span text:style-name="T64"> </text:span><text:span text:style-name="T11">class</text:span><text:span text:style-name="T64"> lime::md::</text:span><text:span text:style-name="T39">market</text:span><text:span text:style-name="T40">_</text:span><text:span text:style-name="T39">feed</text:span><text:span text:style-name="T40">_interface&lt;</text:span><text:span text:style-name="T41">lime::md::</text:span><text:span text:style-name="T39">network_mode::kernel&gt;;<text:line-break/></text:span><text:span text:style-name="T12">template</text:span><text:span text:style-name="T41"> </text:span><text:span text:style-name="T11">class</text:span><text:span text:style-name="T41"> lime::md::</text:span><text:span text:style-name="T39">market</text:span><text:span text:style-name="T40">_</text:span><text:span text:style-name="T39">feed</text:span><text:span text:style-name="T40">_interface&lt;</text:span><text:span text:style-name="T41">lime::md::</text:span><text:span text:style-name="T39">network_mode::kernel_</text:span><text:span text:style-name="T41">bypass</text:span><text:span text:style-name="T39">&gt;;</text:span></text:p>
      <text:p text:style-name="P49"><text:span text:style-name="T107"><text:line-break/></text:span><text:span text:style-name="T75">Public </text:span><text:span text:style-name="T74">Member Functions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3"><text:a xlink:type="simple" xlink:href="#constructor" text:style-name="Internet_20_link" text:visited-style-name="Visited_20_Internet_20_Link"><text:span text:style-name="T134">market_feed_interface</text:span></text:a><text:span text:style-name="T46">()</text:span></text:p>
          </table:table-cell>
          <table:table-cell table:style-name="Table1.B1" office:value-type="string">
            <text:p text:style-name="P44">Constructs the market_feed_interface using default configuration</text:p>
          </table:table-cell>
        </table:table-row>
        <table:table-row>
          <table:table-cell table:style-name="Table1.A2" office:value-type="string">
            <text:p text:style-name="P36"><text:a xlink:type="simple" xlink:href="#constructor" text:style-name="Internet_20_link" text:visited-style-name="Visited_20_Internet_20_Link"><text:span text:style-name="T47">market_feed_interface</text:span></text:a><text:span text:style-name="T46">(</text:span><text:a xlink:type="simple" xlink:href="#configuration" text:style-name="Internet_20_link" text:visited-style-name="Visited_20_Internet_20_Link"><text:span text:style-name="T135">configuration</text:span></text:a><text:span text:style-name="T46"> </text:span><text:span text:style-name="T13">const</text:span><text:span text:style-name="T46"> &amp;);</text:span></text:p>
          </table:table-cell>
          <table:table-cell table:style-name="Table1.B2" office:value-type="string">
            <text:p text:style-name="P44">Constructs the market_feed_interface using custom configuration</text:p>
          </table:table-cell>
        </table:table-row>
        <table:table-row>
          <table:table-cell table:style-name="Table1.A2" office:value-type="string">
            <text:p text:style-name="P33"><text:a xlink:type="simple" xlink:href="#destructor" text:style-name="Internet_20_link" text:visited-style-name="Visited_20_Internet_20_Link"><text:span text:style-name="T135">~market_feed_interface</text:span></text:a><text:span text:style-name="T46">();</text:span></text:p>
          </table:table-cell>
          <table:table-cell table:style-name="Table1.B2" office:value-type="string">
            <text:p text:style-name="P44">Destructs the market_feed_interface</text:p>
          </table:table-cell>
        </table:table-row>
        <table:table-row>
          <table:table-cell table:style-name="Table1.A2" office:value-type="string">
            <text:p text:style-name="P33"><text:span text:style-name="T13">void</text:span><text:span text:style-name="T46"> </text:span><text:a xlink:type="simple" xlink:href="#poll" text:style-name="Internet_20_link" text:visited-style-name="Visited_20_Internet_20_Link"><text:span text:style-name="T135">poll</text:span></text:a><text:span text:style-name="T46">();</text:span></text:p>
          </table:table-cell>
          <table:table-cell table:style-name="Table1.B2" office:value-type="string">
            <text:p text:style-name="P44">Polls the sockets established through this market_feed_interface</text:p>
          </table:table-cell>
        </table:table-row>
        <table:table-row>
          <table:table-cell table:style-name="Table1.A2" office:value-type="string">
            <text:p text:style-name="P33"><text:span text:style-name="T13">void</text:span><text:span text:style-name="T46"> </text:span><text:a xlink:type="simple" xlink:href="#receive" text:style-name="Internet_20_link" text:visited-style-name="Visited_20_Internet_20_Link"><text:span text:style-name="T135">receive</text:span></text:a><text:span text:style-name="T46">();</text:span></text:p>
          </table:table-cell>
          <table:table-cell table:style-name="Table1.B2" office:value-type="string">
            <text:p text:style-name="P44">Processes the messages contained within the next multicast packet available to any socket established through this market_feed_interface</text:p>
          </table:table-cell>
        </table:table-row>
        <table:table-row>
          <table:table-cell table:style-name="Table1.A2" office:value-type="string">
            <text:p text:style-name="P33"><text:span text:style-name="T13">bool</text:span><text:span text:style-name="T46"> </text:span><text:a xlink:type="simple" xlink:href="#is_valid" text:style-name="Internet_20_link" text:visited-style-name="Visited_20_Internet_20_Link"><text:span text:style-name="T135">is_valid</text:span></text:a><text:span text:style-name="T46">() </text:span><text:span text:style-name="T13">const</text:span><text:span text:style-name="T46">;</text:span></text:p>
          </table:table-cell>
          <table:table-cell table:style-name="Table1.B2" office:value-type="string">
            <text:p text:style-name="P44">Returns true if this instance of market_feed_interface is valid</text:p>
          </table:table-cell>
        </table:table-row>
        <table:table-row>
          <table:table-cell table:style-name="Table1.A2" office:value-type="string">
            <text:p text:style-name="P25"><text:span text:style-name="T1">template</text:span> &lt;<text:span text:style-name="T1">market_feed_concept</text:span> recipient, <text:span text:style-name="T1">typename</text:span> ... Ts&gt;</text:p>
            <text:p text:style-name="P35"><text:span text:style-name="T46">std::unique_ptr&lt;recipient&gt; </text:span><text:a xlink:type="simple" xlink:href="#join_multicast" text:style-name="Internet_20_link" text:visited-style-name="Visited_20_Internet_20_Link"><text:span text:style-name="T134">join_multicast</text:span></text:a><text:span text:style-name="T46">(std::string, Ts &amp;&amp; ...);</text:span></text:p>
          </table:table-cell>
          <table:table-cell table:style-name="Table1.B2" office:value-type="string">
            <text:p text:style-name="P44">Creates an instance of the specified recipient type providing Ts … to the constructor of that recipient. <text:s/>Joins the specified multicast and routes all messages received on that multicast to the newly created instance of the recipient.</text:p>
          </table:table-cell>
        </table:table-row>
      </table:table>
      <text:p text:style-name="P52"><text:span text:style-name="T74"/></text:p>
      <text:p text:style-name="P2"><text:bookmark text:name="constructor"/><text:span text:style-name="T76">lime::</text:span><text:span text:style-name="T77">md</text:span><text:span text:style-name="T76">::</text:span><text:span text:style-name="T82">market_feed_interfac</text:span><text:span text:style-name="T80">e&lt;T&gt;::</text:span><text:span text:style-name="T86">market_feed_interfac</text:span><text:span text:style-name="T87">e</text:span><text:span text:style-name="T58"><text:line-break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<text:span text:style-name="T107">market</text:span><text:span text:style-name="T58">_</text:span><text:span text:style-name="T107">feed</text:span><text:span text:style-name="T58">_interface</text:span><text:span text:style-name="T111">() : </text:span><text:span text:style-name="T107">market</text:span><text:span text:style-name="T58">_</text:span><text:span text:style-name="T107">feed</text:span><text:span text:style-name="T58">_interface</text:span><text:span text:style-name="T111">(</text:span><text:a xlink:type="simple" xlink:href="#configuration" text:style-name="Internet_20_link" text:visited-style-name="Visited_20_Internet_20_Link"><text:span text:style-name="T111">configuration</text:span></text:a><text:span text:style-name="T111">()){}</text:span></text:p>
          </table:table-cell>
          <table:table-cell table:style-name="Table2.B1" office:value-type="string">
            <text:p text:style-name="P46">(1)</text:p>
          </table:table-cell>
        </table:table-row>
        <table:table-row>
          <table:table-cell table:style-name="Table2.A2" office:value-type="string">
            <text:p text:style-name="P38"><text:span text:style-name="T107">market</text:span><text:span text:style-name="T58">_</text:span><text:span text:style-name="T107">feed</text:span><text:span text:style-name="T58">_interface</text:span><text:span text:style-name="T111">(</text:span><text:a xlink:type="simple" xlink:href="#configuration" text:style-name="Internet_20_link" text:visited-style-name="Visited_20_Internet_20_Link"><text:span text:style-name="T111">configuration</text:span></text:a><text:span text:style-name="T111"> const &amp;);</text:span></text:p>
          </table:table-cell>
          <table:table-cell table:style-name="Table2.B2" office:value-type="string">
            <text:p text:style-name="P46">(2)</text:p>
          </table:table-cell>
        </table:table-row>
      </table:table>
      <text:p text:style-name="P10"><text:span text:style-name="T58"><text:line-break/></text:span><text:span text:style-name="T111">Constructs a new market_feed_interface.</text:span></text:p>
      <text:p text:style-name="P10"/>
      <text:p text:style-name="P19">1) The default constructor delegates to (2) using the default configuration settings.</text:p>
      <text:p text:style-name="P20">2) constructs using the specified configuration settings.</text:p>
      <text:p text:style-name="P15"><text:line-break/><text:line-break/><text:line-break/><text:line-break/><text:line-break/><text:line-break/></text:p>
      <text:p text:style-name="P3"><text:bookmark text:name="configuration1"/><text:span text:style-name="T4">struct</text:span><text:span text:style-name="T78"> </text:span><text:span text:style-name="T76">lime::</text:span><text:span text:style-name="T77">md</text:span><text:span text:style-name="T76">::</text:span><text:span text:style-name="T82">market_feed_interfac</text:span><text:span text:style-name="T80">e&lt;T&gt;::</text:span><text:span text:style-name="T88">configuration</text:span><text:span text:style-name="T58"><text:line-break/></text:span></text:p>
      <text:p text:style-name="P53"><text:span text:style-name="T9">static</text:span><text:span text:style-name="T33"> </text:span><text:span text:style-name="T9">auto</text:span><text:span text:style-name="T33"> </text:span><text:span text:style-name="T9">constexpr</text:span><text:span text:style-name="T33"> default_max_socket_capacity <text:s text:c="5"/>= </text:span><text:span text:style-name="T56">256ull</text:span><text:span text:style-name="T33">;<text:line-break/></text:span><text:span text:style-name="T8">static</text:span><text:span text:style-name="T31"> </text:span><text:span text:style-name="T8">auto</text:span><text:span text:style-name="T31"> </text:span><text:span text:style-name="T8">constexpr</text:span><text:span text:style-name="T31"> default_max_buffer_heap_capacity = </text:span><text:span text:style-name="T54">1ull </text:span><text:span text:style-name="T31">&lt;&lt; </text:span><text:span text:style-name="T54">16</text:span><text:span text:style-name="T31">;</text:span></text:p>
      <text:p text:style-name="P23"><text:span text:style-name="T1">struct</text:span> configuration</text:p>
      <text:p text:style-name="P23">{</text:p>
      <text:p text:style-name="P23"><text:s text:c="4"/>std::string <text:s text:c="2"/>networkInterfaceName_;</text:p>
      <text:p text:style-name="P23"><text:s text:c="4"/>std::<text:span text:style-name="T1">uint64_t</text:span> maxSocketCapacity_{default_max_socket_capacity};</text:p>
      <text:p text:style-name="P23"><text:s text:c="4"/>std::<text:span text:style-name="T1">uint64_t</text:span> maxBufferHeapCapacity_{default_max_buffer_heap_capacity};</text:p>
      <text:p text:style-name="P23">};</text:p>
      <text:p text:style-name="P60"><text:span text:style-name="T92"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3">std::string configuration::networkInterfaceName_;</text:p>
          </table:table-cell>
          <table:table-cell table:style-name="Table9.B1" office:value-type="string">
            <text:p text:style-name="P42">The name of the physical network interface to use. <text:s/>Example: “eth0”</text:p>
            <text:p text:style-name="P42">If this value is empty then a best attempt is used to select an appropriate existing physical network interface name.</text:p>
          </table:table-cell>
        </table:table-row>
        <table:table-row>
          <table:table-cell table:style-name="Table9.A2" office:value-type="string">
            <text:p text:style-name="P23">std::<text:span text:style-name="T1">uint64_t</text:span> configuration::maxSocketCapacity_;</text:p>
          </table:table-cell>
          <table:table-cell table:style-name="Table9.B2" office:value-type="string">
            <text:p text:style-name="P42">The maximum number of multicast which can be join using this instance of a market_feed_interface&lt;T&gt;.</text:p>
          </table:table-cell>
        </table:table-row>
        <table:table-row>
          <table:table-cell table:style-name="Table9.A2" office:value-type="string">
            <text:p text:style-name="P23">std::<text:span text:style-name="T1">uint64_t</text:span> configuration::maxBufferHeapCapacity_;</text:p>
          </table:table-cell>
          <table:table-cell table:style-name="Table9.B2" office:value-type="string">
            <text:p text:style-name="P42">Each instance of market_feed_interface&lt;T&gt; has its own dedicated <text:span text:style-name="T112">network packet buffer heap. <text:s/>This value determines how large this heap shall be.</text:span></text:p>
          </table:table-cell>
        </table:table-row>
      </table:table>
      <text:p text:style-name="P15"><text:line-break/></text:p>
      <text:p text:style-name="P12"><text:bookmark text:name="destructor"/><text:span text:style-name="T93">lime::</text:span><text:span text:style-name="T94">md</text:span><text:span text:style-name="T93">::</text:span><text:span text:style-name="T95">market_feed_interfac</text:span><text:span text:style-name="T96">e&lt;T&gt;::</text:span><text:span text:style-name="T100">~m</text:span><text:span text:style-name="T98">arket_feed_interfac</text:span><text:span text:style-name="T99">e</text:span><text:span text:style-name="T58"><text:line-break/>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9"><text:span text:style-name="T113">~</text:span><text:span text:style-name="T107">market</text:span><text:span text:style-name="T58">_</text:span><text:span text:style-name="T107">feed</text:span><text:span text:style-name="T58">_interface</text:span><text:span text:style-name="T111">();</text:span></text:p>
          </table:table-cell>
          <table:table-cell table:style-name="Table4.B1" office:value-type="string">
            <text:p text:style-name="P47">(1)</text:p>
          </table:table-cell>
        </table:table-row>
      </table:table>
      <text:p text:style-name="P11"><text:span text:style-name="T58"><text:line-break/></text:span><text:span text:style-name="T132">1) </text:span><text:span text:style-name="T113">A destructor. <text:s/>Destructs the market_feed_interface and leaves any joined multicasts.</text:span></text:p>
      <text:p text:style-name="P12"><text:bookmark text:name="destructor1"/><text:bookmark text:name="poll"/><text:span text:style-name="T93">lime::</text:span><text:span text:style-name="T94">md</text:span><text:span text:style-name="T93">::</text:span><text:span text:style-name="T95">market_feed_interfac</text:span><text:span text:style-name="T96">e&lt;T&gt;::</text:span><text:span text:style-name="T100">poll</text:span><text:span text:style-name="T58"><text:line-break/>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9"><text:span text:style-name="T113">void poll</text:span><text:span text:style-name="T111">();</text:span></text:p>
          </table:table-cell>
          <table:table-cell table:style-name="Table5.B1" office:value-type="string">
            <text:p text:style-name="P47">(1)</text:p>
          </table:table-cell>
        </table:table-row>
      </table:table>
      <text:p text:style-name="P13"><text:span text:style-name="T58"><text:line-break/></text:span><text:span text:style-name="T132">1) </text:span><text:span text:style-name="T67">Each instance of a </text:span><text:span text:style-name="T113">market_feed_interface&lt;T&gt;</text:span><text:span text:style-name="T67"> has one poller. <text:s/>For </text:span><text:span text:style-name="T113">T = network_mode::kernel</text:span><text:span text:style-name="T67">, the poller uses </text:span><text:span text:style-name="T113">::epoll()</text:span><text:span text:style-name="T67">. <text:s/>For </text:span><text:span text:style-name="T113">T = network_mode::kernel_bypass</text:span><text:span text:style-name="T67">, the poller uses </text:span><text:span text:style-name="T113">ef_eventq_poll()</text:span><text:span text:style-name="T67">.<text:line-break/><text:line-break/>Invoking </text:span><text:a xlink:type="simple" xlink:href="#poll" text:style-name="Internet_20_link" text:visited-style-name="Visited_20_Internet_20_Link"><text:span text:style-name="T113">market_feed_interface&lt;T&gt;::poll()</text:span></text:a><text:span text:style-name="T67"> will poll the sockets associated with this instance and schedule the selected sockets to receive those packets. <text:s/></text:span><text:span text:style-name="T68">To receive those packets see </text:span><text:a xlink:type="simple" xlink:href="#receive" text:style-name="Internet_20_link" text:visited-style-name="Visited_20_Internet_20_Link"><text:span text:style-name="T113">market_feed_interface&lt;T&gt;::</text:span></text:a><text:a xlink:type="simple" xlink:href="#receive" text:style-name="Internet_20_link" text:visited-style-name="Visited_20_Internet_20_Link"><text:span text:style-name="T114">receive</text:span></text:a><text:a xlink:type="simple" xlink:href="#receive" text:style-name="Internet_20_link" text:visited-style-name="Visited_20_Internet_20_Link"><text:span text:style-name="T113">()</text:span></text:a><text:span text:style-name="T113">.</text:span></text:p>
      <text:p text:style-name="P13"/>
      <text:p text:style-name="P13"/>
      <text:p text:style-name="P14"><text:bookmark text:name="poll1"/><text:bookmark text:name="receive"/><text:bookmark text:name="destructor11"/><text:span text:style-name="T93">lime::</text:span><text:span text:style-name="T94">md</text:span><text:span text:style-name="T93">::</text:span><text:span text:style-name="T95">market_feed_interfac</text:span><text:span text:style-name="T96">e&lt;T&gt;::</text:span><text:span text:style-name="T101">receive</text:span><text:span text:style-name="T58"><text:line-break/>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0"><text:span text:style-name="T113">void </text:span><text:span text:style-name="T114">receive</text:span><text:span text:style-name="T111">();</text:span></text:p>
          </table:table-cell>
          <table:table-cell table:style-name="Table6.B1" office:value-type="string">
            <text:p text:style-name="P48">(1)</text:p>
          </table:table-cell>
        </table:table-row>
      </table:table>
      <text:p text:style-name="P17"><text:span text:style-name="T58"><text:line-break/></text:span><text:span text:style-name="T132">1) </text:span><text:span text:style-name="T68">Processes the next packet available to the next socket which has been selected via a call to </text:span><text:a xlink:type="simple" xlink:href="#poll" text:style-name="Internet_20_link" text:visited-style-name="Visited_20_Internet_20_Link"><text:span text:style-name="T93">lime::</text:span></text:a><text:a xlink:type="simple" xlink:href="#poll" text:style-name="Internet_20_link" text:visited-style-name="Visited_20_Internet_20_Link"><text:span text:style-name="T94">md</text:span></text:a><text:a xlink:type="simple" xlink:href="#poll" text:style-name="Internet_20_link" text:visited-style-name="Visited_20_Internet_20_Link"><text:span text:style-name="T93">::</text:span></text:a><text:a xlink:type="simple" xlink:href="#poll" text:style-name="Internet_20_link" text:visited-style-name="Visited_20_Internet_20_Link"><text:span text:style-name="T95">market_feed_interfac</text:span></text:a><text:a xlink:type="simple" xlink:href="#poll" text:style-name="Internet_20_link" text:visited-style-name="Visited_20_Internet_20_Link"><text:span text:style-name="T96">e&lt;T&gt;::</text:span></text:a><text:a xlink:type="simple" xlink:href="#poll" text:style-name="Internet_20_link" text:visited-style-name="Visited_20_Internet_20_Link"><text:span text:style-name="T97">poll()</text:span></text:a><text:span text:style-name="T97">. <text:s/></text:span><text:span text:style-name="T69">The packet is parsed and each message is forwarded to the message receiver associated with the specific socket. <text:s/><text:line-break/><text:line-break/></text:span><text:span text:style-name="T72">Note: </text:span><text:span text:style-name="T120">market_feed_interface&lt;T&gt;::receive()</text:span><text:span text:style-name="T72"> is thread safe. <text:s/>Therefore, calling </text:span><text:span text:style-name="T120">market_feed_interface&lt;T&gt;::receive()</text:span><text:span text:style-name="T72"> from multiple threads in parallel can result in parallel message callbacks from two or more associated </text:span><text:a xlink:type="simple" xlink:href="#citrius_market_feed" text:style-name="Internet_20_link" text:visited-style-name="Visited_20_Internet_20_Link"><text:span text:style-name="T120">citrius_market_feed&lt;T&gt;</text:span></text:a><text:span text:style-name="T72">. <text:s/></text:span></text:p>
      <text:p text:style-name="P13"><text:span text:style-name="T69"/></text:p>
      <text:p text:style-name="P14"><text:bookmark text:name="receive1"/><text:bookmark text:name="is_valid"/><text:bookmark text:name="poll11"/><text:bookmark text:name="destructor111"/><text:span text:style-name="T93">lime::</text:span><text:span text:style-name="T94">md</text:span><text:span text:style-name="T93">::</text:span><text:span text:style-name="T95">market_feed_interfac</text:span><text:span text:style-name="T96">e&lt;T&gt;::</text:span><text:span text:style-name="T101">is_valid</text:span><text:span text:style-name="T58"><text:line-break/>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0"><text:span text:style-name="T114">bool</text:span><text:span text:style-name="T113"> </text:span><text:span text:style-name="T114">is_valid</text:span><text:span text:style-name="T111">() </text:span><text:span text:style-name="T114">const</text:span><text:span text:style-name="T111">;</text:span></text:p>
          </table:table-cell>
          <table:table-cell table:style-name="Table7.B1" office:value-type="string">
            <text:p text:style-name="P48">(1)</text:p>
          </table:table-cell>
        </table:table-row>
      </table:table>
      <text:p text:style-name="P13"><text:span text:style-name="T70"><text:line-break/></text:span><text:span text:style-name="T72">1) </text:span><text:span text:style-name="T69">Returns </text:span><text:span text:style-name="T115">true</text:span><text:span text:style-name="T69"> if the </text:span><text:span text:style-name="T115">market_feed_interface&lt;T&gt;</text:span><text:span text:style-name="T69"> is in a valid state. <text:s/>Returns </text:span><text:span text:style-name="T115">false</text:span><text:span text:style-name="T69">, otherwise.</text:span></text:p>
      <text:p text:style-name="P13"><text:span text:style-name="T69"/></text:p>
      <text:p text:style-name="P13"><text:span text:style-name="T69"/></text:p>
      <text:p text:style-name="P14"><text:bookmark text:name="receive2"/><text:bookmark text:name="join_multicast"/><text:bookmark text:name="poll12"/><text:bookmark text:name="destructor112"/><text:span text:style-name="T93">lime::</text:span><text:span text:style-name="T94">md</text:span><text:span text:style-name="T93">::</text:span><text:span text:style-name="T95">market_feed_interfac</text:span><text:span text:style-name="T96">e&lt;T&gt;::</text:span><text:span text:style-name="T101">join_multicast</text:span><text:span text:style-name="T58"><text:line-break/>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1">template &lt;market_feed_concept recipient, typename ... Ts&gt;</text:p>
            <text:p text:style-name="P32"><text:span text:style-name="T85">std::unique_ptr&lt;recipient&gt; join_multicast(std::string, Ts &amp;&amp; …);</text:span></text:p>
          </table:table-cell>
          <table:table-cell table:style-name="Table8.B1" office:value-type="string">
            <text:p text:style-name="P48">(1)</text:p>
          </table:table-cell>
        </table:table-row>
      </table:table>
      <text:p text:style-name="P13"><text:span text:style-name="T58"><text:line-break/></text:span><text:span text:style-name="T69">Creates an instance of type </text:span><text:span text:style-name="T115">recipient</text:span><text:span text:style-name="T69"> (</text:span><text:span text:style-name="T71">forwarding</text:span><text:span text:style-name="T69"> </text:span><text:span text:style-name="T115">Ts &amp;&amp; …</text:span><text:span text:style-name="T69"> as arguments to the recipient constructor) and returns a </text:span><text:span text:style-name="T115">std::unique_ptr</text:span><text:span text:style-name="T69"> to that instance. <text:s/>Joins the specified multicast and routes all received Citrius 2.0 messages from that multicast to that instance of </text:span><text:span text:style-name="T115">recipient</text:span><text:span text:style-name="T69">. <text:s/></text:span><text:span text:style-name="T71">Upon destruction of the instance of </text:span><text:span text:style-name="T116">recipient</text:span><text:span text:style-name="T71">, the associated socket will be closed and the multicast join will be terminated.</text:span><text:span text:style-name="T69"><text:line-break/><text:line-break/>The </text:span><text:span text:style-name="T115">recipient</text:span><text:span text:style-name="T69"> type must satisfy </text:span><text:a xlink:type="simple" xlink:href="#market_feed_concept" text:style-name="Internet_20_link" text:visited-style-name="Visited_20_Internet_20_Link"><text:span text:style-name="T115">market_feed_concept</text:span></text:a><text:span text:style-name="T115">.</text:span></text:p>
      <text:p text:style-name="P31"><text:span text:style-name="T38"/></text:p>
      <text:p text:style-name="P3"><text:bookmark text:name="citrius_market_feed"/><text:span text:style-name="T76">lime::</text:span><text:span text:style-name="T77">md</text:span><text:span text:style-name="T76">::</text:span><text:span text:style-name="T89">citrius_</text:span><text:span text:style-name="T86">market_feed</text:span><text:span text:style-name="T76"> </text:span><text:span text:style-name="T58"><text:line-break/></text:span></text:p>
      <text:p text:style-name="P30"><text:span text:style-name="T109">#include</text:span><text:span text:style-name="T58"> &lt;library/citrius.h&gt;</text:span></text:p>
      <text:p text:style-name="P18"><text:span text:style-name="T2"><text:line-break/>template</text:span><text:span text:style-name="T58"> <text:line-break/>&lt;<text:line-break/> <text:s text:c="3"/></text:span><text:span text:style-name="T2">typename</text:span><text:span text:style-name="T58"> </text:span><text:span text:style-name="T121">recipient</text:span><text:span text:style-name="T58">, <text:line-break/> <text:s text:c="3"/></text:span><text:span text:style-name="T2">market_feed_traits_concept</text:span><text:span text:style-name="T58"> market_feed_traits_type,</text:span></text:p>
      <text:p text:style-name="P18"><text:span text:style-name="T58"><text:s text:c="4"/></text:span><text:span text:style-name="T133">bool allow_polymorphic_recipient = false</text:span><text:span text:style-name="T58"><text:line-break/>&gt; </text:span><text:span text:style-name="T1">class</text:span> market_feed;</text:p>
      <text:p text:style-name="P21"><text:span text:style-name="T122"><text:line-break/><text:line-break/></text:span><text:span text:style-name="T15">template</text:span><text:span text:style-name="T123"> &lt;</text:span><text:span text:style-name="T14">typename</text:span><text:span text:style-name="T15"> </text:span><text:span text:style-name="T125">recipient</text:span><text:span text:style-name="T123">&gt; <text:line-break/></text:span><text:span text:style-name="T16">using</text:span><text:span text:style-name="T122"> </text:span><text:span text:style-name="T126">citrius_</text:span><text:span text:style-name="T124">market</text:span><text:span text:style-name="T122">_</text:span><text:span text:style-name="T124">feed </text:span><text:span text:style-name="T127">= market_feed&lt;recipient, </text:span><text:span text:style-name="T102">lime::</text:span><text:span text:style-name="T103">md</text:span><text:span text:style-name="T102">::</text:span><text:span text:style-name="T104">citrius_market_feed_traits&gt;;</text:span></text:p>
      <text:p text:style-name="P21"><text:span text:style-name="T122"/></text:p>
      <text:p text:style-name="P5"/>
      <text:p text:style-name="P51"><text:span text:style-name="T121">Creates a new </text:span><text:span text:style-name="T62">citrius_</text:span><text:span text:style-name="T61">market_feed</text:span><text:span text:style-name="T121"> instance and routes all Citrius 2.0 messages received on from it to an instance of the specified </text:span><text:span text:style-name="T61">recipient</text:span><text:span text:style-name="T121"> type.<text:line-break/></text:span><text:span text:style-name="T62">citrius_</text:span><text:span text:style-name="T61">market_feed </text:span><text:span text:style-name="T121">i</text:span><text:span text:style-name="T130">s a partial specialization of </text:span><text:span text:style-name="T63">class market_feed&lt;&gt;.</text:span><text:span text:style-name="T107"><text:line-break/><text:line-break/></text:span><text:span text:style-name="T73">Template parameter:</text:span></text:p>
      <text:p text:style-name="P57"><text:span text:style-name="T29">recipient</text:span><text:span text:style-name="T23"> </text:span><text:span text:style-name="T108">– <text:s/></text:span><text:span text:style-name="T42">A type which can receive Citrius 2.0 messages by implementing </text:span><text:span text:style-name="T43">an accessible overload of</text:span><text:span text:style-name="T24"> recipient::operator()(message_type const &amp;) const;</text:span></text:p>
      <text:p text:style-name="P6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7">citrius_market_feed(<text:a xlink:type="simple" xlink:href="#citrius_market_feed_configuration" text:style-name="Internet_20_link" text:visited-style-name="Visited_20_Internet_20_Link">configuration</text:a> const &amp;, <text:a xlink:type="simple" xlink:href="#citrius_market_feed_event_handlers" text:style-name="Internet_20_link" text:visited-style-name="Visited_20_Internet_20_Link">event_handlers</text:a> const &amp;);</text:p>
          </table:table-cell>
          <table:table-cell table:style-name="Table3.B1" office:value-type="string">
            <text:p text:style-name="P45">Constructs the object and configures and assigns event handlers as requested.</text:p>
          </table:table-cell>
        </table:table-row>
        <table:table-row>
          <table:table-cell table:style-name="Table3.A2" office:value-type="string">
            <text:p text:style-name="P34"><text:span text:style-name="T50">void close</text:span><text:span text:style-name="T46">();</text:span></text:p>
          </table:table-cell>
          <table:table-cell table:style-name="Table3.B2" office:value-type="string">
            <text:p text:style-name="P45">Closes the underlying socket, leaving the multicast</text:p>
          </table:table-cell>
        </table:table-row>
      </table:table>
      <text:p text:style-name="P6"><text:line-break/><text:line-break/></text:p>
      <text:p text:style-name="P55"><text:span text:style-name="T51">C</text:span><text:span text:style-name="T52">oncepts:<text:line-break/></text:span><text:span text:style-name="T22"><text:line-break/><text:line-break/></text:span><text:bookmark text:name="market_feed_concept"/><text:span text:style-name="T5">template</text:span><text:span text:style-name="T25"> &lt;</text:span><text:span text:style-name="T5">typename</text:span><text:span text:style-name="T25"> T&gt; </text:span><text:span text:style-name="T6">concept</text:span><text:span text:style-name="T26"> market_feed_concept = <text:line-break/>std::is_base_of_v&lt;market_feed&lt;</text:span><text:span text:style-name="T6">typename</text:span><text:span text:style-name="T26"> T::</text:span><text:span text:style-name="T27">recipient</text:span><text:span text:style-name="T26">, </text:span><text:span text:style-name="T6">typename</text:span><text:span text:style-name="T26"> T::market_feed_traits&gt;, T&gt;;</text:span></text:p>
      <text:p text:style-name="Horizontal_20_Line"><text:line-break/></text:p>
      <text:p text:style-name="P55"><text:span text:style-name="T53">Notes</text:span><text:span text:style-name="T52">:</text:span><text:span text:style-name="T30"><text:line-break/><text:line-break/></text:span><text:span text:style-name="T35">citrius_market_feed </text:span><text:span text:style-name="T36">routes Citrius messages to the receiver using a reinterpret_cast&lt;&gt;. <text:s/>Therefore the </text:span><text:span text:style-name="T27">recipient</text:span><text:span text:style-name="T49"> </text:span><text:span text:style-name="T48">type must not be polymorphic as reinterpret_cast&lt;&gt; would fail. <text:s/>If <text:s/></text:span><text:span text:style-name="T27">recipient</text:span><text:span text:style-name="T49"> </text:span><text:span text:style-name="T48">type must be polymorphic then </text:span></text:p>
      <text:p text:style-name="P4"><text:bookmark text:name="configuration11"/><text:bookmark text:name="citrius_market_feed_configuration"/><text:span text:style-name="T4">struct</text:span><text:span text:style-name="T78"> </text:span><text:span text:style-name="T76">lime::</text:span><text:span text:style-name="T77">md</text:span><text:span text:style-name="T76">::</text:span><text:span text:style-name="T79">citrius_</text:span><text:span text:style-name="T82">market_feed</text:span><text:span text:style-name="T80">&lt;T&gt;::</text:span><text:span text:style-name="T88">configuration</text:span><text:span text:style-name="T58"><text:line-break/></text:span></text:p>
      <text:p text:style-name="P54"><text:span text:style-name="T9">static</text:span><text:span text:style-name="T33"> </text:span><text:span text:style-name="T9">auto</text:span><text:span text:style-name="T33"> </text:span><text:span text:style-name="T9">constexpr</text:span><text:span text:style-name="T33"> default_</text:span><text:span text:style-name="T34">receive_buffer_size</text:span><text:span text:style-name="T31"> = </text:span><text:span text:style-name="T32">((</text:span><text:span text:style-name="T54">1ull </text:span><text:span text:style-name="T31">&lt;&lt;</text:span><text:span text:style-name="T54"> </text:span><text:span text:style-name="T55">20</text:span><text:span text:style-name="T32">)</text:span><text:span text:style-name="T54"> </text:span><text:span text:style-name="T31">*</text:span><text:span text:style-name="T54"> </text:span><text:span text:style-name="T55">64</text:span><text:span text:style-name="T32">)</text:span><text:span text:style-name="T31">;</text:span></text:p>
      <text:p text:style-name="P24"><text:span text:style-name="T1">struct</text:span> configuration</text:p>
      <text:p text:style-name="P24">{</text:p>
      <text:p text:style-name="P24"><text:s text:c="4"/>std::string <text:s text:c="2"/><text:span text:style-name="T131">socketAddress</text:span>_;</text:p>
      <text:p text:style-name="P24"><text:s text:c="4"/>std::<text:span text:style-name="T1">uint64_t</text:span> <text:span text:style-name="T131">receiveBufferSize</text:span>_{default_<text:span text:style-name="T131">receive_buffer_size</text:span>};</text:p>
      <text:p text:style-name="P24">};</text:p>
      <text:p text:style-name="P61"><text:span text:style-name="T92"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4">std::string configuration::<text:span text:style-name="T131">socketAddress</text:span>_;</text:p>
          </table:table-cell>
          <table:table-cell table:style-name="Table10.B1" office:value-type="string">
            <text:p text:style-name="P43">The multicast address to join.</text:p>
          </table:table-cell>
        </table:table-row>
        <table:table-row>
          <table:table-cell table:style-name="Table10.A2" office:value-type="string">
            <text:p text:style-name="P24">std::<text:span text:style-name="T1">uint64_t</text:span> configuration::<text:span text:style-name="T131">receiveBufferSize</text:span>_;</text:p>
          </table:table-cell>
          <table:table-cell table:style-name="Table10.B2" office:value-type="string">
            <text:p text:style-name="P43">Sets the underlying UDP socket’s RX buffer size.</text:p>
          </table:table-cell>
        </table:table-row>
      </table:table>
      <text:p text:style-name="P7"><text:span text:style-name="T117"/></text:p>
      <text:p text:style-name="P8"><text:bookmark text:name="citrius_market_feed_event_handlers"/><text:bookmark text:name="event_handlers"/><text:span text:style-name="T7">struct</text:span><text:span text:style-name="T83"> </text:span><text:span text:style-name="T81">lime::</text:span><text:span text:style-name="T82">md</text:span><text:span text:style-name="T81">::</text:span><text:span text:style-name="T84">citrius_</text:span><text:span text:style-name="T82">market_feed</text:span><text:span text:style-name="T80">&lt;T&gt;::</text:span><text:span text:style-name="T90">event_handlers</text:span><text:span text:style-name="T118"><text:line-break/></text:span></text:p>
      <text:p text:style-name="P28"><text:span text:style-name="T19">using</text:span><text:span text:style-name="T129"> data_error_handler = std::function&lt;void(market_feed const &amp;, std::span&lt;</text:span><text:span text:style-name="T20">char</text:span><text:span text:style-name="T128"> </text:span><text:span text:style-name="T20">const</text:span><text:span text:style-name="T129">&gt;)&gt;;</text:span></text:p>
      <text:p text:style-name="P26"><text:span text:style-name="T18">using</text:span> close_handler = std::function&lt;void(market_feed const &amp;)&gt;;</text:p>
      <text:p text:style-name="P27"><text:span text:style-name="T18">using</text:span> sequence_gap_handler = std::function&lt;void(market_feed <text:span text:style-name="T1">const</text:span> &amp;, sequence_number, std::<text:span text:style-name="T1">uint64_t</text:span>)&gt;;</text:p>
      <text:p text:style-name="P63"><text:span text:style-name="T110"/></text:p>
      <text:p text:style-name="P24"><text:span text:style-name="T17">struct</text:span><text:span text:style-name="T119"> event_handlers</text:span></text:p>
      <text:p text:style-name="P22">{</text:p>
      <text:p text:style-name="P22"><text:s text:c="4"/>data_error_handler <text:s text:c="2"/>dataErrorHandler_;</text:p>
      <text:p text:style-name="P22"><text:s text:c="4"/>sequence_gap_handler sequenceGapHandler_;</text:p>
      <text:p text:style-name="P22"><text:s text:c="4"/>close_handler <text:s text:c="7"/>closeHandler_;</text:p>
      <text:p text:style-name="P22">};</text:p>
      <text:p text:style-name="P61"><text:span text:style-name="T91"/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6">data_error_handler dataErrorHandler_;</text:p>
          </table:table-cell>
          <table:table-cell table:style-name="Table11.B1" office:value-type="string">
            <text:p text:style-name="P43">Callback when invalid Citrius 2.0 data has been encountered.</text:p>
          </table:table-cell>
        </table:table-row>
        <table:table-row>
          <table:table-cell table:style-name="Table11.A2" office:value-type="string">
            <text:p text:style-name="P24">sequence_gap_handler sequenceGapHandler_;</text:p>
          </table:table-cell>
          <table:table-cell table:style-name="Table11.B2" office:value-type="string">
            <text:p text:style-name="P43">Callback when a sequence gap (packet loss) has happened on the associated <text:s/>Citrius 2.0 multicast feed.</text:p>
          </table:table-cell>
        </table:table-row>
        <table:table-row>
          <table:table-cell table:style-name="Table11.A2" office:value-type="string">
            <text:p text:style-name="P24">close_handler closeHandler_;</text:p>
          </table:table-cell>
          <table:table-cell table:style-name="Table11.B2" office:value-type="string">
            <text:p text:style-name="P43">Callback when the citrius_market_feed closes.</text:p>
          </table:table-cell>
        </table:table-row>
      </table:table>
      <text:p text:style-name="P16"><text:span text:style-name="T117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Consolas, 'Liberation Mono', Menlo, Courier, monospac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508in" fo:margin-right="0.5236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1:27:34.644172263</meta:creation-date>
    <dc:date>2025-03-26T16:02:44.577217392</dc:date>
    <meta:editing-duration>PT1H25M10S</meta:editing-duration>
    <meta:editing-cycles>6</meta:editing-cycles>
    <meta:generator>LibreOffice/7.3.7.2$Linux_X86_64 LibreOffice_project/30$Build-2</meta:generator>
    <meta:document-statistic meta:table-count="11" meta:image-count="0" meta:object-count="0" meta:page-count="11" meta:paragraph-count="112" meta:word-count="799" meta:character-count="7495" meta:non-whitespace-character-count="6636"/>
  </office:meta>
</office:document-meta>
</file>